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Open Sans" svg:font-family="'Open Sans', Arial, sans-serif"/>
    <style:font-face style:name="arial" svg:font-family="arial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color="#ff8c00"/>
    </style:style>
    <style:style style:name="P2" style:family="paragraph" style:parent-style-name="Text_20_body">
      <style:text-properties style:font-name="arial" fo:font-size="9pt"/>
    </style:style>
    <style:style style:name="P3" style:family="paragraph" style:parent-style-name="Text_20_body" style:list-style-name="L2">
      <style:text-properties style:font-name="arial" fo:font-size="9pt"/>
    </style:style>
    <style:style style:name="P4" style:family="paragraph" style:parent-style-name="Text_20_body">
      <style:text-properties style:font-name="arial" fo:font-size="9pt" style:text-underline-style="solid" style:text-underline-width="auto" style:text-underline-color="font-color"/>
    </style:style>
    <style:style style:name="P5" style:family="paragraph" style:parent-style-name="Text_20_body" style:list-style-name="L3">
      <style:text-properties style:font-name="arial" fo:font-size="9pt"/>
    </style:style>
    <style:style style:name="P6" style:family="paragraph" style:parent-style-name="Text_20_body" style:list-style-name="L4">
      <style:text-properties style:font-name="arial" fo:font-size="9pt"/>
    </style:style>
    <style:style style:name="P7" style:family="paragraph" style:parent-style-name="Text_20_body" style:list-style-name="L5">
      <style:text-properties style:font-name="arial" fo:font-size="9pt"/>
    </style:style>
    <style:style style:name="P8" style:family="paragraph" style:parent-style-name="Text_20_body" style:list-style-name="L6">
      <style:text-properties style:font-name="arial" fo:font-size="9pt"/>
    </style:style>
    <style:style style:name="P9" style:family="paragraph" style:parent-style-name="Text_20_body" style:list-style-name="L7">
      <style:text-properties style:font-name="arial" fo:font-size="9pt"/>
    </style:style>
    <style:style style:name="P10" style:family="paragraph" style:parent-style-name="Text_20_body" style:list-style-name="L9">
      <style:text-properties style:font-name="arial" fo:font-size="9pt"/>
    </style:style>
    <style:style style:name="P11" style:family="paragraph" style:parent-style-name="Text_20_body" style:list-style-name="L10">
      <style:text-properties style:font-name="arial" fo:font-size="9pt"/>
    </style:style>
    <style:style style:name="P12" style:family="paragraph" style:parent-style-name="Text_20_body" style:list-style-name="L11">
      <style:text-properties style:font-name="arial" fo:font-size="9pt"/>
    </style:style>
    <style:style style:name="P13" style:family="paragraph" style:parent-style-name="Text_20_body" style:list-style-name="L12">
      <style:text-properties style:font-name="arial" fo:font-size="9pt"/>
    </style:style>
    <style:style style:name="P14" style:family="paragraph" style:parent-style-name="Text_20_body" style:list-style-name="L13">
      <style:text-properties style:font-name="arial" fo:font-size="9pt"/>
    </style:style>
    <style:style style:name="P15" style:family="paragraph" style:parent-style-name="Text_20_body" style:list-style-name="L14">
      <style:text-properties style:font-name="arial" fo:font-size="9pt"/>
    </style:style>
    <style:style style:name="P16" style:family="paragraph" style:parent-style-name="Text_20_body" style:list-style-name="L17">
      <style:text-properties style:font-name="arial" fo:font-size="9pt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9pt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style:line-height-at-least="0.1665in"/>
    </style:style>
    <style:style style:name="P21" style:family="paragraph" style:parent-style-name="Text_20_body" style:list-style-name="L4">
      <style:paragraph-properties style:line-height-at-least="0.1665in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paragraph-properties style:line-height-at-least="0.2189in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0">
      <style:paragraph-properties style:line-height-at-least="0.1772in"/>
    </style:style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>
      <style:paragraph-properties fo:margin-left="0in" fo:margin-right="0in" fo:line-height="142%" fo:text-indent="0in" style:auto-text-indent="false"/>
    </style:style>
    <style:style style:name="P35" style:family="paragraph" style:parent-style-name="Text_20_body">
      <style:paragraph-properties fo:margin-left="0in" fo:margin-right="0in" fo:margin-top="0in" fo:margin-bottom="0.1043in" loext:contextual-spacing="false" style:line-height-at-least="0.2189in" fo:text-indent="0in" style:auto-text-indent="false"/>
    </style:style>
    <style:style style:name="P36" style:family="paragraph" style:parent-style-name="Text_20_body" style:list-style-name="L4">
      <style:paragraph-properties fo:margin-left="0in" fo:margin-right="0in" fo:text-indent="-0.5in" style:auto-text-indent="false"/>
    </style:style>
    <style:style style:name="P37" style:family="paragraph" style:parent-style-name="Text_20_body" style:list-style-name="L6">
      <style:paragraph-properties fo:margin-top="0in" fo:margin-bottom="0in" loext:contextual-spacing="false"/>
    </style:style>
    <style:style style:name="T1" style:family="text">
      <style:text-properties style:font-name="arial" fo:font-size="10.5pt"/>
    </style:style>
    <style:style style:name="T2" style:family="text">
      <style:text-properties style:font-name="arial" fo:font-size="9pt"/>
    </style:style>
    <style:style style:name="T3" style:family="text">
      <style:text-properties style:font-name="arial" fo:font-size="9pt" fo:font-style="italic"/>
    </style:style>
    <style:style style:name="T4" style:family="text">
      <style:text-properties style:font-name="arial" fo:font-size="12pt"/>
    </style:style>
    <style:style style:name="T5" style:family="text">
      <style:text-properties fo:font-size="9pt"/>
    </style:style>
    <style:style style:name="T6" style:family="text">
      <style:text-properties fo:color="#ffffff" style:text-line-through-style="none" style:text-line-through-type="none" style:font-name="inherit" style:text-underline-style="none" fo:font-weight="bold" style:text-blinking="false" fo:background-color="#ff6000" loext:char-shading-value="0" loext:padding-left="0.1252in" loext:padding-right="0.1252in" loext:padding-top="0.0626in" loext:padding-bottom="0.0626in" loext:border="0.06pt solid #000000"/>
    </style:style>
    <style:style style:name="T7" style:family="text">
      <style:text-properties style:text-position="-33% 80%" style:font-name="arial" fo:font-size="9pt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9pt"/>
    </style:style>
    <style:style style:name="T10" style:family="text">
      <style:text-properties fo:color="#000000" style:text-line-through-style="none" style:text-line-through-type="none" style:font-name="arial" fo:font-size="9pt" style:text-underline-style="none" style:text-blinking="false"/>
    </style:style>
    <style:style style:name="T11" style:family="text">
      <style:text-properties fo:color="#000000" style:text-position="-33% 80%" style:font-name="arial" fo:font-size="9pt"/>
    </style:style>
    <style:style style:name="T12" style:family="text">
      <style:text-properties fo:color="#333333" style:font-name="arial" fo:font-size="9pt"/>
    </style:style>
    <style:style style:name="T13" style:family="text">
      <style:text-properties fo:color="#333333" style:font-name="Open Sans" fo:font-size="9pt"/>
    </style:style>
    <style:style style:name="T14" style:family="text">
      <style:text-properties fo:color="#ee4e0b" style:font-name="Arial" fo:font-size="9pt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ck a year below to see the publications for that year</text:p>
      <text:p text:style-name="Text_20_body"><text:a xlink:type="simple" xlink:href="https://hpcc.okstate.edu/node/418/edit?render=overlay#2017" text:style-name="Internet_20_link" text:visited-style-name="Visited_20_Internet_20_Link"><text:span text:style-name="T1">2017</text:span></text:a><text:span text:style-name="T1">    |    </text:span><text:a xlink:type="simple" xlink:href="https://hpcc.okstate.edu/node/418/edit?render=overlay#2016" text:style-name="Internet_20_link" text:visited-style-name="Visited_20_Internet_20_Link"><text:span text:style-name="T1">2016</text:span></text:a><text:span text:style-name="T1">    |    </text:span><text:a xlink:type="simple" xlink:href="https://hpcc.okstate.edu/node/418/edit?render=overlay#2015" text:style-name="Internet_20_link" text:visited-style-name="Visited_20_Internet_20_Link"><text:span text:style-name="T1">2015</text:span></text:a><text:span text:style-name="T1">    |    </text:span><text:a xlink:type="simple" xlink:href="https://hpcc.okstate.edu/node/418/edit?render=overlay#2014" text:style-name="Internet_20_link" text:visited-style-name="Visited_20_Internet_20_Link"><text:span text:style-name="T1">2014</text:span></text:a><text:span text:style-name="T1">    |    </text:span><text:a xlink:type="simple" xlink:href="https://hpcc.okstate.edu/node/418/edit?render=overlay#2013" text:style-name="Internet_20_link" text:visited-style-name="Visited_20_Internet_20_Link"><text:span text:style-name="T1">2013</text:span></text:a><text:span text:style-name="T1">    |    </text:span><text:a xlink:type="simple" xlink:href="https://hpcc.okstate.edu/node/418/edit?render=overlay#2012" text:style-name="Internet_20_link" text:visited-style-name="Visited_20_Internet_20_Link"><text:span text:style-name="T1">2012</text:span></text:a><text:span text:style-name="T1">    |    </text:span><text:a xlink:type="simple" xlink:href="https://hpcc.okstate.edu/node/418/edit?render=overlay#2011" text:style-name="Internet_20_link" text:visited-style-name="Visited_20_Internet_20_Link"><text:span text:style-name="T1">2011</text:span></text:a><text:span text:style-name="T1">    |    </text:span><text:a xlink:type="simple" xlink:href="https://hpcc.okstate.edu/node/418/edit?render=overlay#2010" text:style-name="Internet_20_link" text:visited-style-name="Visited_20_Internet_20_Link"><text:span text:style-name="T1">2010</text:span></text:a><text:span text:style-name="T1">    |    </text:span><text:a xlink:type="simple" xlink:href="https://hpcc.okstate.edu/node/418/edit?render=overlay#2009" text:style-name="Internet_20_link" text:visited-style-name="Visited_20_Internet_20_Link"><text:span text:style-name="T1">2009</text:span></text:a></text:p>
      <text:p text:style-name="Text_20_body"/>
      <text:p text:style-name="Text_20_body"><text:a xlink:type="simple" xlink:href="https://hpcc.okstate.edu/node/418/content/acknowledging" office:target-frame-name="_self" xlink:show="replace" text:style-name="Internet_20_link" text:visited-style-name="Visited_20_Internet_20_Link"><text:span text:style-name="Strong_20_Emphasis"><text:span text:style-name="T2">How to acknowledge using HPCC resources in your paper or poster</text:span></text:span></text:a></text:p>
      <text:p text:style-name="P2">Do you not see your publication for which you used HPCC resources listed on this page?</text:p>
      <text:p text:style-name="P34"><text:a xlink:type="simple" xlink:href="mailto:hpcc@okstate.edu?subject=Report%20an%20HPCC%20publication" text:style-name="Internet_20_link" text:visited-style-name="Visited_20_Internet_20_Link"><text:span text:style-name="T6">Report a Publication</text:span></text:a></text:p>
      <text:h text:style-name="P1" text:outline-level="3"><text:bookmark text:name="2017"/>2017</text:h>
      <text:list xml:id="list5996717954250288040" text:style-name="L1">
        <text:list-item>
          <text:p text:style-name="P18"><text:span text:style-name="T2">Avery, A.S., &amp; Jacob, J.D. (2017). Evaluation of low altitude icing conditions for small unmanned aircraft. </text:span><text:span text:style-name="Emphasis"><text:span text:style-name="T2">9th AIAA Atmospheric and Space Environments Conference</text:span></text:span><text:span text:style-name="T2">, </text:span><text:span text:style-name="Emphasis"><text:span text:style-name="T2">AIAA Aviation Forum</text:span></text:span><text:span text:style-name="T2">, (AIAA 2017-3929). DOI: </text:span><text:a xlink:type="simple" xlink:href="https://arc.aiaa.org/doi/abs/10.2514/6.2017-3929" office:target-frame-name="_blank" xlink:show="new" text:style-name="Internet_20_link" text:visited-style-name="Visited_20_Internet_20_Link"><text:span text:style-name="T2">10.2514/6.2017-3929</text:span></text:a></text:p>
        </text:list-item>
        <text:list-item>
          <text:p text:style-name="P18"><text:span text:style-name="T2">Ayalew, S., Confer, A.W., Hansen, R.D., &amp; Couger, M.B. (2017). Genome sequence of Mannheimia haemolytica Serotype 1 Strain 16041065 BH. </text:span><text:span text:style-name="Emphasis"><text:span text:style-name="T2">Genome Announcements</text:span></text:span><text:span text:style-name="T2">, </text:span><text:span text:style-name="Emphasis"><text:span text:style-name="T2">5</text:span></text:span><text:span text:style-name="T2">(14). DOI: </text:span><text:a xlink:type="simple" xlink:href="http://genomea.asm.org/content/5/14/e01721-16.full" office:target-frame-name="_blank" xlink:show="new" text:style-name="Internet_20_link" text:visited-style-name="Visited_20_Internet_20_Link"><text:span text:style-name="T2">10.1128/genomeA.01721-16</text:span></text:a></text:p>
        </text:list-item>
        <text:list-item>
          <text:p text:style-name="P18"><text:span text:style-name="T2">Ayalew, S., Confer, A.W., Hansen, R.D., &amp; Couger, M.B. (2017). Genome sequence of a spontaneous nonhemolytic mutant of Mannheimia haemolytica 16041065 GH. </text:span><text:span text:style-name="Emphasis"><text:span text:style-name="T2">Genome Announcements</text:span></text:span><text:span text:style-name="T2">, </text:span><text:span text:style-name="Emphasis"><text:span text:style-name="T2">5</text:span></text:span><text:span text:style-name="T2">(14). DOI: </text:span><text:a xlink:type="simple" xlink:href="http://genomea.asm.org/content/5/14/e01720-16.full" office:target-frame-name="_blank" xlink:show="new" text:style-name="Internet_20_link" text:visited-style-name="Visited_20_Internet_20_Link"><text:span text:style-name="T2">10.1128/genomeA.01720-16</text:span></text:a></text:p>
        </text:list-item>
        <text:list-item>
          <text:p text:style-name="P18"><text:span text:style-name="T2">Babu, K.S., Bajc, B., &amp; Saad, S. (2017). Yukawa sector of minimal SO(10) unification. </text:span><text:span text:style-name="Emphasis"><text:span text:style-name="T2">Journal of High Energy Physics</text:span></text:span><text:span text:style-name="T2">. (available online 28 Feb 2017). DOI: </text:span><text:a xlink:type="simple" xlink:href="https://link.springer.com/article/10.1007%2FJHEP02%282017%29136" office:target-frame-name="_blank" xlink:show="new" text:style-name="Internet_20_link" text:visited-style-name="Visited_20_Internet_20_Link"><text:span text:style-name="T2">10.1007/JHEP02(2017)136</text:span></text:a></text:p>
        </text:list-item>
        <text:list-item>
          <text:p text:style-name="P18"><text:span text:style-name="T2">Babu, K.S., Khanov, A., &amp; Saad, S. (2017). Anarchy with hierarchy: A probabilistic appraisal. </text:span><text:span text:style-name="Emphasis"><text:span text:style-name="T2">Physical Review D</text:span></text:span><text:span text:style-name="T2">, </text:span><text:span text:style-name="Emphasis"><text:span text:style-name="T2">95</text:span></text:span><text:span text:style-name="T2">(1). DOI: </text:span><text:a xlink:type="simple" xlink:href="https://journals.aps.org/prd/abstract/10.1103/PhysRevD.95.055014" office:target-frame-name="_blank" xlink:show="new" text:style-name="Internet_20_link" text:visited-style-name="Visited_20_Internet_20_Link"><text:span text:style-name="T2">10.1103/PhysRevD.95.055014</text:span></text:a></text:p>
        </text:list-item>
        <text:list-item>
          <text:p text:style-name="P18"><text:span text:style-name="T2">Cao X., Gulati M., &amp; Jiang H. (2017). Serine protease-related proteins in the malaria mosquito, Anopheles gambiae. </text:span><text:span text:style-name="Emphasis"><text:span text:style-name="T2">Insect Biochemistry and Molecular Biology, 88</text:span></text:span><text:span text:style-name="T2">(September), 48-62. DOI: </text:span><text:bookmark text:name="ddDoi"/><text:a xlink:type="simple" xlink:href="https://doi.org/10.1016/j.ibmb.2017.07.008" office:target-frame-name="doilink" xlink:show="replace" text:style-name="Internet_20_link" text:visited-style-name="Visited_20_Internet_20_Link"><text:span text:style-name="T2">10.1016/j.ibmb.2017.07.008</text:span></text:a></text:p>
        </text:list-item>
        <text:list-item>
          <text:p text:style-name="P18"><text:span text:style-name="T2">Cho, J., Grogg, K., Min, C.H., Zhu, X., Paganetti, H., Lee, H.C., &amp; El-Fakhri, G. (2017). Feasibility study of using fall-off gradients of early and late PET scans for proton range verification. </text:span><text:span text:style-name="Emphasis"><text:span text:style-name="T2">Med. Phys</text:span></text:span><text:span text:style-name="T2">.,</text:span><text:span text:style-name="Emphasis"><text:span text:style-name="T2"> 44. </text:span></text:span></text:p>
        </text:list-item>
        <text:list-item>
          <text:p text:style-name="P18"><text:span text:style-name="T2">Chuba, D., Goyder, D., Chase, M.W., &amp; Fishbein, M. (2017). Phylogenetics of the African </text:span><text:span text:style-name="Emphasis"><text:span text:style-name="T2">Asclepias</text:span></text:span><text:span text:style-name="T2"> complex (Apocynaceae) based on three plastic DNA regions. </text:span><text:span text:style-name="Emphasis"><text:span text:style-name="T2">Systematic Botany</text:span></text:span><text:span text:style-name="T2">, </text:span><text:span text:style-name="Emphasis"><text:span text:style-name="T2">42</text:span></text:span><text:span text:style-name="T2">(1), 148-159. DOI: </text:span><text:a xlink:type="simple" xlink:href="http://www.ingentaconnect.com/contentone/aspt/sb/2017/00000042/00000001/art00014" office:target-frame-name="_blank" xlink:show="new" text:style-name="Internet_20_link" text:visited-style-name="Visited_20_Internet_20_Link"><text:span text:style-name="T2">10.1600/036364417X694539</text:span></text:a></text:p>
        </text:list-item>
        <text:list-item>
          <text:p text:style-name="P18"><text:span text:style-name="T2">Farag, I.F., Youssef, N.H., &amp; Elshahed, M.S. (2017). Global distribution patterns and pangenomic diversity of the candidate phylum "Latescibacteria" (WS3). </text:span><text:span text:style-name="Emphasis"><text:span text:style-name="T2">Applied and Environmental Microbiology, </text:span></text:span><text:span text:style-name="T2">(available online 17 March 2017). DOI:</text:span><text:a xlink:type="simple" xlink:href="http://aem.asm.org/content/early/2017/03/14/AEM.00521-17.abstract" office:target-frame-name="_blank" xlink:show="new" text:style-name="Internet_20_link" text:visited-style-name="Visited_20_Internet_20_Link"><text:span text:style-name="T2"> 10.1128/AEM.00521-17</text:span></text:a></text:p>
        </text:list-item>
        <text:list-item>
          <text:p text:style-name="P18"><text:span text:style-name="T2">Harris, A.J., Dee, J., &amp; Palmer, M.W. (2017). The effects of taxonomic rank on climatic calibrations: A test using extant floras of United States counties. </text:span><text:span text:style-name="Emphasis"><text:span text:style-name="T2">Review of Palaeobotany and Palynology</text:span></text:span><text:span text:style-name="T2">, (available online 8 Feb 2017). DOI: </text:span><text:a xlink:type="simple" xlink:href="http://www.sciencedirect.com/science/article/pii/S0034666715300555" office:target-frame-name="_blank" xlink:show="new" text:style-name="Internet_20_link" text:visited-style-name="Visited_20_Internet_20_Link"><text:span text:style-name="T2">10.1016/j.revpalbo.2017.02.002</text:span></text:a><text:span text:style-name="T2"> </text:span></text:p>
        </text:list-item>
        <text:list-item>
          <text:p text:style-name="P18"><text:span text:style-name="T2">Hendershot, M.E., &amp; Liang, Y. (2017). Estimating judicial accomplishment: Applying the legislative accomplishment strategy to the decisions of the Supreme Court. </text:span><text:span text:style-name="Emphasis"><text:span text:style-name="T2">Justice System Journal</text:span></text:span><text:span text:style-name="T2">, 1-21 (online 22 Mar 2017). DOI: </text:span><text:a xlink:type="simple" xlink:href="http://www.tandfonline.com/doi/abs/10.1080/0098261X.2017.1296386" office:target-frame-name="_blank" xlink:show="new" text:style-name="Internet_20_link" text:visited-style-name="Visited_20_Internet_20_Link"><text:span text:style-name="T2">10.1080/0098261X.2017.1296386</text:span></text:a></text:p>
        </text:list-item>
        <text:list-item>
          <text:p text:style-name="P18"><text:span text:style-name="T2">Kibble, G.A., Jacob, J.D., Alexander, A., Elbing, B.R., Ireland, P., &amp; Black, B. (2017). Aerodynamic investigation of the conformal vortex generator, </text:span><text:span text:style-name="Emphasis"><text:span text:style-name="T2">47th AIAA Fluid Dynamics Conference</text:span></text:span><text:span text:style-name="T2">, </text:span><text:span text:style-name="Emphasis"><text:span text:style-name="T2">AIAA AVIATION Forum</text:span></text:span><text:span text:style-name="T2">, (AIAA 2017-3117). DOI: </text:span><text:a xlink:type="simple" xlink:href="https://arc.aiaa.org/doi/abs/10.2514/6.2017-3117" office:target-frame-name="_blank" xlink:show="new" text:style-name="Internet_20_link" text:visited-style-name="Visited_20_Internet_20_Link"><text:span text:style-name="T2">10.2514/6.2017-3177 </text:span></text:a></text:p>
        </text:list-item>
        <text:list-item>
          <text:p text:style-name="P18"><text:soft-page-break/><text:span text:style-name="T2">Moktan, H., &amp; Zhou, D.H. (2017). Wing 1 of protein HOP2 is as important as helix 3 in DNA binding by MD simulation. </text:span><text:span text:style-name="Emphasis"><text:span text:style-name="T2">Journal of Biomolecular Structure and Dynamics</text:span></text:span><text:span text:style-name="T2">, 1-14, (online 08 Jun 2017). DOI: </text:span><text:a xlink:type="simple" xlink:href="http://www.tandfonline.com/doi/abs/10.1080/07391102.2017.1333458" office:target-frame-name="_blank" xlink:show="new" text:style-name="Internet_20_link" text:visited-style-name="Visited_20_Internet_20_Link"><text:span text:style-name="T2">10.1080/07391102.2017.1333458</text:span></text:a></text:p>
        </text:list-item>
        <text:list-item>
          <text:p text:style-name="P18"><text:span text:style-name="T2">Passow, C.N., Brown, A.P., Arias-Rodriguez, L., Yee, M.C., Sockell, A., Schartl, M., Warren, W.C., Bustamante, C., Kelley, J.L, &amp; Tobler, M. (2017). Complexities of gene expression patterns in natural populations of an extremophile fish (</text:span><text:span text:style-name="Emphasis"><text:span text:style-name="T2">Poecilia mexicana</text:span></text:span><text:span text:style-name="T2">, Poeciliidae). </text:span><text:span text:style-name="Emphasis"><text:span text:style-name="T2">Molecular Ecology</text:span></text:span><text:span text:style-name="T2">, (online 9 June 2017). DOI: </text:span><text:a xlink:type="simple" xlink:href="http://onlinelibrary.wiley.com/doi/10.1111/mec.14198/full" office:target-frame-name="_blank" xlink:show="new" text:style-name="Internet_20_link" text:visited-style-name="Visited_20_Internet_20_Link"><text:span text:style-name="T2">10.111/mec.14198</text:span></text:a></text:p>
        </text:list-item>
        <text:list-item>
          <text:p text:style-name="P18"><text:span text:style-name="T2">Pleinert, M.O., Von Zanthier, J., &amp; Agarwal, G.S. (2017). Hyperradiance-a new paradigm in 60 years of superradiance. arXiv: </text:span><text:a xlink:type="simple" xlink:href="https://arxiv.org/abs/1702.05392" office:target-frame-name="_blank" xlink:show="new" text:style-name="Internet_20_link" text:visited-style-name="Visited_20_Internet_20_Link"><text:span text:style-name="T2">1702.05392</text:span></text:a></text:p>
        </text:list-item>
        <text:list-item>
          <text:p text:style-name="P18"><text:span text:style-name="T2">Shah, J.K., Marin-Rimoldi, E., Mullen, R.G., Keene, B.P., Khan, S., Paluch, A.S., et. al. (2017). Cassandra: An open source Monte Carlo package for molecular simulation. </text:span><text:span text:style-name="Emphasis"><text:span text:style-name="T2">Journal of Computational Chemistry, </text:span></text:span><text:span text:style-name="T2">(online 24 April 2017). DOI: </text:span><text:a xlink:type="simple" xlink:href="http://onlinelibrary.wiley.com/doi/10.1002/jcc.24807/full" office:target-frame-name="_blank" xlink:show="new" text:style-name="Internet_20_link" text:visited-style-name="Visited_20_Internet_20_Link"><text:span text:style-name="T2">10.1002/jcc.24897</text:span></text:a></text:p>
        </text:list-item>
        <text:list-item>
          <text:p text:style-name="P18">Feng X., Castro M.C., Linde E., &amp; Papes M. (2017). Armadillo Mapper: A Case Study of an Online Application to Update Estimates of Species' Potential Distributions. <text:span text:style-name="Emphasis">Tropical Conservation Science, 10. </text:span>DOI: 10.1177/1940082917724133.</text:p>
        </text:list-item>
      </text:list>
      <text:p text:style-name="Text_20_body"/>
      <text:p text:style-name="Horizontal_20_Line"/>
      <text:h text:style-name="P1" text:outline-level="3"><text:bookmark text:name="2016"/>2016</text:h>
      <text:list xml:id="list1567126840431202416" text:style-name="L2">
        <text:list-item>
          <text:p text:style-name="P19"><text:span text:style-name="T2">Alderman, P.D., &amp; Stanfill, B. (2016). Quantifying model-structure- and parameter-driven uncertainties in spring wheat phenology prediction with Bayesian analysis. </text:span><text:span text:style-name="Emphasis"><text:span text:style-name="T2">European Journal of Agronomy</text:span></text:span><text:span text:style-name="T2">, (online 6 October 2016). DOI: </text:span><text:a xlink:type="simple" xlink:href="http://www.sciencedirect.com/science/article/pii/S1161030116301800" office:target-frame-name="_blank" xlink:show="new" text:style-name="Internet_20_link" text:visited-style-name="Visited_20_Internet_20_Link"><text:span text:style-name="T2">10.1016/j/eja.2016.09.016</text:span></text:a></text:p>
        </text:list-item>
        <text:list-item>
          <text:p text:style-name="P3">Andreason, S.*, Schnieder, W., &amp; Wayadande, A. (2016). Detection of plant pathogens within insect vector transcriptome sequencing datasets. Proceedings of: Entomological Society of America Southwestern Branch Meeting: Tyler, TX.</text:p>
        </text:list-item>
        <text:list-item>
          <text:p text:style-name="P19"><text:span text:style-name="T2">Babu, K.S., Bajc, B., &amp; Saad, S. (2016). New class of SO(10) models for flavor. </text:span><text:span text:style-name="Emphasis"><text:span text:style-name="T2">American Physical Society</text:span></text:span><text:span text:style-name="T2">, (online 25 July 2016). DOI: </text:span><text:a xlink:type="simple" xlink:href="http://journals.aps.org/prd/abstract/10.1103/PhysRevD.94.015030" office:target-frame-name="_blank" xlink:show="new" text:style-name="Internet_20_link" text:visited-style-name="Visited_20_Internet_20_Link"><text:span text:style-name="T2">10.1103/PhysRevD.94.015030</text:span></text:a><text:span text:style-name="T2">. arXiv: </text:span><text:a xlink:type="simple" xlink:href="http://inspirehep.net/record/1459286?ln=en" office:target-frame-name="_blank" xlink:show="new" text:style-name="Internet_20_link" text:visited-style-name="Visited_20_Internet_20_Link"><text:span text:style-name="T4">1605.05116v1</text:span></text:a><text:span text:style-name="T2"> </text:span></text:p>
        </text:list-item>
        <text:list-item>
          <text:p text:style-name="P19"><text:span text:style-name="T2">Blagden, T., Schneider, W., Melcher, U., Daniels, J.*, &amp; Fletcher, J. (2016). Adaptation and validation of E-probe diagnostic nucleic acid analysis for detection of </text:span><text:span text:style-name="Emphasis"><text:span text:style-name="T2">Escherichia coli</text:span></text:span><text:span text:style-name="T2"> O157:H7 in metagenomic data from complex food matrices. </text:span><text:span text:style-name="Emphasis"><text:span text:style-name="T2">Journal of Food Protection</text:span></text:span><text:span text:style-name="T2">, </text:span><text:span text:style-name="Emphasis"><text:span text:style-name="T2">79</text:span></text:span><text:span text:style-name="T2">(4), 574-581. DOI: </text:span><text:a xlink:type="simple" xlink:href="http://www.ingentaconnect.com/contentone/iafp/jfp/2016/00000079/00000004/art00008?crawler=true" office:target-frame-name="_blank" xlink:show="new" text:style-name="Internet_20_link" text:visited-style-name="Visited_20_Internet_20_Link"><text:span text:style-name="T2">10.4315/0362-028X.JFP-15-440</text:span></text:a></text:p>
        </text:list-item>
        <text:list-item>
          <text:p text:style-name="P19"><text:span text:style-name="T2">Brini, E. Paranahewage, S.S., Fennell, C.J., &amp; Dill, K.A. (2016). Adapting the semi-explicit assembly solvation model for estimating water-cyclohexane partitioning with the SAMPL5 molecules. </text:span><text:span text:style-name="Emphasis"><text:span text:style-name="T2">J. Comput. Aided Mol. Des</text:span></text:span><text:span text:style-name="T2">. DOI: </text:span><text:a xlink:type="simple" xlink:href="http://link.springer.com/article/10.1007/s10822-016-9961-9" office:target-frame-name="_blank" xlink:show="new" text:style-name="Internet_20_link" text:visited-style-name="Visited_20_Internet_20_Link"><text:span text:style-name="T2">10.1007/s10822-016-9961-9</text:span></text:a><text:span text:style-name="T2">.</text:span></text:p>
        </text:list-item>
        <text:list-item>
          <text:p text:style-name="P19"><text:span text:style-name="T2">Buchanan, J.W., Reecy, J.M., Garrick, D.J., Duan, Q., Beitz, D.C.,...Mateescu, R.G. (2016). Deriving gene networks from SNP associated with Triacylglycerol and Phospholipid fatty acid fractions from ribeyes of Angus cattle. </text:span><text:span text:style-name="Emphasis"><text:span text:style-name="T2">Frontiers in Genetics</text:span></text:span><text:span text:style-name="T2">, </text:span><text:span text:style-name="T3">7</text:span><text:span text:style-name="T2">(116), 1-12. DOI: </text:span><text:a xlink:type="simple" xlink:href="http://journal.frontiersin.org/article/10.3389/fgene.2016.00116/full" office:target-frame-name="_blank" xlink:show="new" text:style-name="Internet_20_link" text:visited-style-name="Visited_20_Internet_20_Link"><text:span text:style-name="T2">10.3389/fgene.2016.00116</text:span></text:a><text:span text:style-name="T2">.</text:span></text:p>
        </text:list-item>
        <text:list-item>
          <text:p text:style-name="P19"><text:span text:style-name="T2">Cho, J., Campbell, P., Wang, M., Alqathami, M., Mawlawi, O., Kerr, M., &amp; Cho, S.H. (2016). Feasibility of hydrogel fiducial markers for in vivo proton range verification using PET. </text:span><text:span text:style-name="Emphasis"><text:span text:style-name="T2">Phys. Med. Biol.</text:span></text:span><text:span text:style-name="T2">, </text:span><text:span text:style-name="Emphasis"><text:span text:style-name="T2">61</text:span></text:span><text:span text:style-name="T2">, 2162-2176.</text:span></text:p>
        </text:list-item>
        <text:list-item>
          <text:p text:style-name="P19"><text:span text:style-name="T2">Cho, J., Gonzalez-Lepera, C., Manohar, N., Kerr, M., Krishnan, S., Cho, S.H. (2016). Quantitative investigation of physical factors contributing to gold nanoparticle-mediated proton dose enhancement. </text:span><text:span text:style-name="Emphasis"><text:span text:style-name="T2">Phys. Med. Biol.</text:span></text:span><text:span text:style-name="T2">, </text:span><text:span text:style-name="Emphasis"><text:span text:style-name="T2">61</text:span></text:span><text:span text:style-name="T2">(6), 2562-2581. DOI: </text:span><text:a xlink:type="simple" xlink:href="http://www.ncbi.nlm.nih.gov/pubmed/?term=PMID%3A+26952844" office:target-frame-name="_blank" xlink:show="new" text:style-name="Internet_20_link" text:visited-style-name="Visited_20_Internet_20_Link"><text:span text:style-name="T2">10.1088/0031-9155/61/6/2562</text:span></text:a><text:span text:style-name="T2">.</text:span></text:p>
        </text:list-item>
        <text:list-item>
          <text:p text:style-name="P19"><text:soft-page-break/><text:span text:style-name="T2">Cho, J., Ibbott, G., Kerr, M., Amos, R., Stingo, F., Mawlawi, O., et al. (2016). Characterizing proton-activated materials to develop PET-mediated proton range verification markers. </text:span><text:span text:style-name="Emphasis"><text:span text:style-name="T2">Phys. Med. Biol.</text:span></text:span><text:span text:style-name="T2">, </text:span><text:span text:style-name="Emphasis"><text:span text:style-name="T2">61</text:span></text:span><text:span text:style-name="T2">, 291-310.</text:span></text:p>
        </text:list-item>
        <text:list-item>
          <text:p text:style-name="P19"><text:span text:style-name="T2">Cho, J., Wang, M., Gonzalez-Lepera, C., Mawlawi, O., &amp; Cho, S.H. (2016). Development of bimetallic (Zn@Au) nanoparticles as potential PET-imageable radiosensitizers. </text:span><text:span text:style-name="Emphasis"><text:span text:style-name="T2">Phys. Med. Biol.</text:span></text:span><text:span text:style-name="T2">, </text:span><text:span text:style-name="Emphasis"><text:span text:style-name="T2">43</text:span></text:span><text:span text:style-name="T2">(8), 4775. DOI: </text:span><text:a xlink:type="simple" xlink:href="http://www.ncbi.nlm.nih.gov/pubmed/?term=PMID%3A+27487895" office:target-frame-name="_blank" xlink:show="new" text:style-name="Internet_20_link" text:visited-style-name="Visited_20_Internet_20_Link"><text:span text:style-name="T2">10.1118/1.4958961</text:span></text:a></text:p>
        </text:list-item>
        <text:list-item>
          <text:p text:style-name="P19"><text:span text:style-name="T2">Couger, M.B., Wright, A., Lutter, E.I., &amp; Youssef, N. (2016). Draft genome sequences of five </text:span><text:span text:style-name="Emphasis"><text:span text:style-name="T2">Pseudomonas aeruginosa</text:span></text:span><text:span text:style-name="T2"> clinical strains isolated from Sputum samples from Cystic Fibrosis patients. </text:span><text:span text:style-name="Emphasis"><text:span text:style-name="T2">Genome announcements</text:span></text:span><text:span text:style-name="T2">, </text:span><text:span text:style-name="Emphasis"><text:span text:style-name="T2">4</text:span></text:span><text:span text:style-name="T2">(1), e01528-15. DOI: </text:span><text:a xlink:type="simple" xlink:href="https://www.ncbi.nlm.nih.gov/pmc/articles/PMC4732327/" office:target-frame-name="_blank" xlink:show="new" text:style-name="Internet_20_link" text:visited-style-name="Visited_20_Internet_20_Link"><text:span text:style-name="T2">10.1128/genomeA.01528-15</text:span></text:a><text:span text:style-name="T2"> </text:span></text:p>
        </text:list-item>
        <text:list-item>
          <text:p text:style-name="P19"><text:span text:style-name="T2">Das, S. &amp; Mykles, D.L. (2016). A comparison of resources for the annotation of a De Novo assembled transcriptome in the molting gland (Y-organ) of the Blackback Land Crab. </text:span><text:span text:style-name="Emphasis"><text:span text:style-name="T2">Integrative and Comparative Biology</text:span></text:span><text:span text:style-name="T2">, (online 22 Aug 2016). DOI: </text:span><text:a xlink:type="simple" xlink:href="http://icb.oxfordjournals.org/content/early/2016/08/22/icb.icw107.abstract" office:target-frame-name="_blank" xlink:show="new" text:style-name="Internet_20_link" text:visited-style-name="Visited_20_Internet_20_Link"><text:span text:style-name="T2">10.1093/icb/icw107</text:span></text:a></text:p>
        </text:list-item>
        <text:list-item>
          <text:p text:style-name="P19"><text:span text:style-name="T2">Das, S., Pitts, N.L., Mudron, M.R., Durica, D.S., &amp; Mykles, D.L. (2016). Transcriptome analysis of the molting gland (Y-organ) from the Blackback Land Crab, </text:span><text:span text:style-name="Emphasis"><text:span text:style-name="T2">Gecarninus lateralis</text:span></text:span><text:span text:style-name="T2">. </text:span><text:span text:style-name="Emphasis"><text:span text:style-name="T2">Comp. Biochem. Physiol.</text:span></text:span><text:span text:style-name="T2">, </text:span><text:span text:style-name="Emphasis"><text:span text:style-name="T2">17D</text:span></text:span><text:span text:style-name="T2">, 26-20. DOI: </text:span><text:a xlink:type="simple" xlink:href="http://www.sciencedirect.com/science/article/pii/S1744117X15000672" office:target-frame-name="_blank" xlink:show="new" text:style-name="Internet_20_link" text:visited-style-name="Visited_20_Internet_20_Link"><text:span text:style-name="T2">10.1016/j/cbd.2015.11.003</text:span></text:a><text:span text:style-name="T2">.</text:span></text:p>
        </text:list-item>
        <text:list-item>
          <text:p text:style-name="P19"><text:span text:style-name="T2">Ding, T.*, &amp; Melcher, U. (2016). Influences of plant species, season and location on leaf endophytic bacterial communities of non-cultivated plants.</text:span><text:span text:style-name="Emphasis"><text:span text:style-name="T2"> PLoS One</text:span></text:span><text:span text:style-name="T2">, </text:span><text:span text:style-name="Emphasis"><text:span text:style-name="T2">11</text:span></text:span><text:span text:style-name="T2">(3), e0150895. DOI: </text:span><text:a xlink:type="simple" xlink:href="http://journals.plos.org/plosone/article?id=10.1371%2Fjournal.pone.0150895" office:target-frame-name="_blank" xlink:show="new" text:style-name="Internet_20_link" text:visited-style-name="Visited_20_Internet_20_Link"><text:span text:style-name="T2">10.1371/journal.pone.0150895</text:span></text:a></text:p>
        </text:list-item>
        <text:list-item>
          <text:p text:style-name="P19"><text:span text:style-name="T2">Dipasquale, M., Francisco, C.A., Mermin, J., &amp; Schweig, J. (2016).Free and non-free multiplicities on the A</text:span><text:span text:style-name="T7">3</text:span><text:span text:style-name="T2"> arrangement. (online 1 Sept 2016). </text:span><text:span text:style-name="Strong_20_Emphasis"><text:span text:style-name="T4">arXiv:</text:span></text:span><text:span text:style-name="T2"> </text:span><text:a xlink:type="simple" xlink:href="http://arxiv.org/pdf/1609.00337.pdf" office:target-frame-name="_blank" xlink:show="new" text:style-name="Internet_20_link" text:visited-style-name="Visited_20_Internet_20_Link"><text:span text:style-name="T4">1609.00337v1</text:span></text:a></text:p>
        </text:list-item>
        <text:list-item>
          <text:p text:style-name="P19"><text:span text:style-name="T2">Frahm, K.A., Peffer, M.E., Zhang, J.Y., Luthra, S., Chakka, A.B., Couger, M.B., Chandran, U.R., Monoghan, A.P., &amp; DeFranco, D.B. (2016). Research Resource: The Dexamethasone Transcriptome in Hypothalamic Embryonic Neural Stem Cells. </text:span><text:span text:style-name="Emphasis"><text:span text:style-name="T2">Biotechnol. Biofuels</text:span></text:span><text:span text:style-name="T2">, </text:span><text:span text:style-name="Emphasis"><text:span text:style-name="T2">30</text:span></text:span><text:span text:style-name="T2">(1), 144-154. DOI: </text:span><text:a xlink:type="simple" xlink:href="https://www.ncbi.nlm.nih.gov/pubmed/26606517" office:target-frame-name="_blank" xlink:show="new" text:style-name="Internet_20_link" text:visited-style-name="Visited_20_Internet_20_Link"><text:span text:style-name="T2">10.1210/me.2015-1258</text:span></text:a></text:p>
        </text:list-item>
        <text:list-item>
          <text:p text:style-name="P19"><text:span text:style-name="T2">Harris, A.J., Fu, C., Xiang, Q.Y.J., Holland, L.R., &amp; Wen, J. (2016). Testing the monophyly of Aesculus L. and Billia Peyr, woody genera of tribe Hippocastaneae of the Sapindaceae. </text:span><text:span text:style-name="Emphasis"><text:span text:style-name="T2">Molecular Phylogenetics and Evolution</text:span></text:span><text:span text:style-name="T2">, (online 3 June 2016). DOI: </text:span><text:a xlink:type="simple" xlink:href="http://www.sciencedirect.com/science/article/pii/S1055790316301397" office:target-frame-name="_blank" xlink:show="new" text:style-name="Internet_20_link" text:visited-style-name="Visited_20_Internet_20_Link"><text:span text:style-name="T2">10.1016/j.ympev.2016.06.001</text:span></text:a></text:p>
        </text:list-item>
        <text:list-item>
          <text:p text:style-name="P19"><text:span text:style-name="T2">Kanost, M.R., Arrese, E.L., Cao, X., Chen, Y., Chellapilla, S., Goldsmith, M.R., Grosse-Wilde, E.,...Blissard, G.W. (2016). Multifacted biological insights from a draft genome sequence of the tobacco hornworm moth, Manduca sexta. </text:span><text:span text:style-name="Emphasis"><text:span text:style-name="T2">Insect Biochemistry and Molecular Biology</text:span></text:span><text:span text:style-name="T2">, </text:span><text:span text:style-name="Emphasis"><text:span text:style-name="T2">76</text:span></text:span><text:span text:style-name="T2">, 118-147. DOI: </text:span><text:a xlink:type="simple" xlink:href="http://www.sciencedirect.com/science/article/pii/S0965174816300947" office:target-frame-name="_blank" xlink:show="new" text:style-name="Internet_20_link" text:visited-style-name="Visited_20_Internet_20_Link"><text:span text:style-name="T2">10.1016/j.ibmb.2016.07.005</text:span></text:a><text:span text:style-name="T2">. </text:span></text:p>
        </text:list-item>
        <text:list-item>
          <text:p text:style-name="P19"><text:span text:style-name="T2">Kapoor, U., &amp; Shah, J. (2016). Preferential ionic interactions and microscopic structural changes drive nonideality binary ionic liquid mixtures as revealed from molecular simulations. </text:span><text:span text:style-name="Emphasis"><text:span text:style-name="T2">Industrial &amp; Chemistry Engineering Research</text:span></text:span><text:span text:style-name="T2">, (online 28 November 2016). DOI: </text:span><text:a xlink:type="simple" xlink:href="http://pubs.acs.org/doi/abs/10.1021/acs.iecr.6b03314" office:target-frame-name="_blank" xlink:show="new" text:style-name="Internet_20_link" text:visited-style-name="Visited_20_Internet_20_Link"><text:span text:style-name="T2">10.1021/acs.icer.6b03314</text:span></text:a><text:span text:style-name="T2">.</text:span></text:p>
        </text:list-item>
        <text:list-item>
          <text:p text:style-name="P3">Liang, Ye. (2016). Bayesian nonparametric inference for panel count data with dependent observation times. Presented at: 2016 ICSA Applied Statistics Symposium: Atlanta, GA.</text:p>
        </text:list-item>
        <text:list-item>
          <text:p text:style-name="P19"><text:span text:style-name="T2">Ma, J.* Pajouh, F.M., Balasundaram, B., &amp; Boginski, V. (2016). The minimum spanning k-core problem with bounded CVaR under probabilistic edge failures. </text:span><text:span text:style-name="Emphasis"><text:span text:style-name="T2">INFORMS Journal on Computing</text:span></text:span><text:span text:style-name="T2">, </text:span><text:span text:style-name="Emphasis"><text:span text:style-name="T2">28</text:span></text:span><text:span text:style-name="T2">(2), 295-307. </text:span></text:p>
        </text:list-item>
        <text:list-item>
          <text:p text:style-name="P19"><text:span text:style-name="T2">Maulik, R.*, &amp; San, O.* (2016). A stable and scale-aware dynamic modeling framework for subgrid-scale parameterizations of two-dimensional turbulence. </text:span><text:span text:style-name="Emphasis"><text:span text:style-name="T2">Computers &amp; Fluids</text:span></text:span><text:span text:style-name="T2">, (online 27 November 2016). DOI: </text:span><text:a xlink:type="simple" xlink:href="http://www.sciencedirect.com/science/article/pii/S0045793016303711" office:target-frame-name="_blank" xlink:show="new" text:style-name="Internet_20_link" text:visited-style-name="Visited_20_Internet_20_Link"><text:span text:style-name="T2">10.1016/j.compfluid.2016.11.015</text:span></text:a><text:span text:style-name="T2"> </text:span></text:p>
        </text:list-item>
        <text:list-item>
          <text:p text:style-name="P20"><text:span text:style-name="T2">Mortazavian, H., Fennell, C., &amp; Blum, F.D. (2016). Surface bonding is stronger for poly(methyl methacrylate) than for poly(vinyl acetate). </text:span><text:span text:style-name="Emphasis"><text:span text:style-name="T2">Macromolecule, </text:span></text:span><text:span text:style-name="T2">(online 16 May 2016). DOI: </text:span><text:a xlink:type="simple" xlink:href="http://pubs.acs.org/doi/full/10.1021/acs.macromol.6b00521" office:target-frame-name="_blank" xlink:show="new" text:style-name="Internet_20_link" text:visited-style-name="Visited_20_Internet_20_Link"><text:span text:style-name="T9">10.1021/acs.macromol.6b00521 </text:span></text:a><text:span text:style-name="T2">  </text:span></text:p>
        </text:list-item>
        <text:list-item>
          <text:p text:style-name="P19"><text:span text:style-name="T2">Mortazavian, H., Fennell, C., &amp; Blum, F.D. (2016). Structure of the interfacial region in adsorbed poly(vinyl acetate) on Silica. </text:span><text:span text:style-name="Emphasis"><text:span text:style-name="T2">Macromolecules</text:span></text:span><text:span text:style-name="T2">, </text:span><text:span text:style-name="Emphasis"><text:span text:style-name="T2">49</text:span></text:span><text:span text:style-name="T2">(11), 4211-4219. DOI: </text:span><text:a xlink:type="simple" xlink:href="http://pubs.acs.org/doi/abs/10.1021/acs.macromol.5b02214" office:target-frame-name="_blank" xlink:show="new" text:style-name="Internet_20_link" text:visited-style-name="Visited_20_Internet_20_Link"><text:span text:style-name="T2">10.1021/acs.macromol.5b02214</text:span></text:a><text:span text:style-name="T2">.</text:span></text:p>
        </text:list-item>
        <text:list-item>
          <text:p text:style-name="P19"><text:soft-page-break/><text:span text:style-name="T2">Mykles, D.L., Burnett, K.G., Durica, D.S., Joyce, B.L., McCarthy, F.M., Schmidt, C.J., &amp; Stillman, J.H. (2016). Resources and recommendations for using transcriptomics to address grand challenges in comparative biology. </text:span><text:span text:style-name="Emphasis"><text:span text:style-name="T2">Integr. Comp. Biol.</text:span></text:span><text:span text:style-name="T2">, (advanced access published 17 September 2016). DOI: </text:span><text:a xlink:type="simple" xlink:href="http://icb.oxfordjournals.org/content/early/2016/09/16/icb.icw083.full.pdf+html" office:target-frame-name="_blank" xlink:show="new" text:style-name="Internet_20_link" text:visited-style-name="Visited_20_Internet_20_Link"><text:span text:style-name="T2">10.1093/icb/icw083</text:span></text:a></text:p>
        </text:list-item>
        <text:list-item>
          <text:p text:style-name="P19"><text:span text:style-name="T2">Neeman, H., Bergstrom, A., Brunson, D., Ganote, C., Gray, Z., Guilfoos, B., ...Voss, D. (2016). </text:span><text:span text:style-name="Emphasis"><text:span text:style-name="T2">The Advanced Cyberinfrastructure Research and Education Facilitators Virtual Residency: Toward a national cyberinfrastructure workforce</text:span></text:span><text:span text:style-name="T2">. Proceedings of the XSEDE16 Conference on Diversity, Big Data and Science at Scale, Article no. 57. DOI: </text:span><text:a xlink:type="simple" xlink:href="http://dl.acm.org/citation.cfm?id=2949584" office:target-frame-name="_blank" xlink:show="new" text:style-name="Internet_20_link" text:visited-style-name="Visited_20_Internet_20_Link"><text:span text:style-name="T2">10.1145/2949550.2949584</text:span></text:a></text:p>
        </text:list-item>
        <text:list-item>
          <text:p text:style-name="P19"><text:span text:style-name="T2">Pajouh, F.M., Balasundaram, B., &amp; Hicks, I.V. (2016). On the 2-club polytope of graphs. </text:span><text:span text:style-name="Emphasis"><text:span text:style-name="T2">Operations Research</text:span></text:span><text:span text:style-name="T2">, (online 17 June 2016). DOI: </text:span><text:a xlink:type="simple" xlink:href="http://pubsonline.informs.org/doi/10.1287/opre.2016.1500" office:target-frame-name="_blank" xlink:show="new" text:style-name="Internet_20_link" text:visited-style-name="Visited_20_Internet_20_Link"><text:span text:style-name="T2">10.1287/opre.2016.1500</text:span></text:a></text:p>
        </text:list-item>
        <text:list-item>
          <text:p text:style-name="P19"><text:span text:style-name="T2">Pajouh, F.M., Moradi, E.*, &amp; Balasundaram, B. (2016). Detecting large risk-averse 2-clubs in graphs with random edge failures. </text:span><text:span text:style-name="Emphasis"><text:span text:style-name="T2">Annals of Operations Research</text:span></text:span><text:span text:style-name="T2">, (online 03 Aug 2016). DOI: </text:span><text:a xlink:type="simple" xlink:href="http://download.springer.com/static/pdf/29/art%253A10.1007%252Fs10479-016-2279-0.pdf?originUrl=http%3A%2F%2Flink.springer.com%2Farticle%2F10.1007%2Fs10479-016-2279-0&amp;token2=exp=1474476276~acl=%2Fstatic%2Fpdf%2F29%2Fart%25253A10.1007%25252Fs10479-016-2279-0.pdf%3ForiginUrl%3Dhttp%253A%252F%252Flink.springer.com%252Farticle%252F10.1007%252Fs10479-016-2279-0*~hmac=095bc832cb533ce96b01e456a0b20077ae95dedd0c44868419b5c19d7e9de3a5" office:target-frame-name="_blank" xlink:show="new" text:style-name="Internet_20_link" text:visited-style-name="Visited_20_Internet_20_Link"><text:span text:style-name="T2">10.1007/s10479- 016-2279-0</text:span></text:a></text:p>
        </text:list-item>
        <text:list-item>
          <text:p text:style-name="P19"><text:span text:style-name="T2">Paranhewage, S.S.*, Gierhart, C.S.**, &amp; Fennell, C.J. (2016). Predicting water-to-cyclohexane partitioning of the SAMPL5 molecules using dielectric balancing of force fields. </text:span><text:span text:style-name="Emphasis"><text:span text:style-name="T2">J. Comput. Aided Mol. Des.</text:span></text:span><text:span text:style-name="T2"> DOI: </text:span><text:a xlink:type="simple" xlink:href="http://link.springer.com/article/10.1007/s10822-016-9950-z" office:target-frame-name="_blank" xlink:show="new" text:style-name="Internet_20_link" text:visited-style-name="Visited_20_Internet_20_Link"><text:span text:style-name="T2">10.1007/s10822-016-9950-z</text:span></text:a><text:span text:style-name="T2">.</text:span></text:p>
        </text:list-item>
        <text:list-item>
          <text:p text:style-name="P19"><text:span text:style-name="T2">Pleinert, M., Zanthier, J., &amp; Agarwal, G.S. (2016). Quantum signature of collective behavior of a coherently driven two atom system coupled to a single-mode of the electromagnetic field. (online 30 July 2016). arXiv: </text:span><text:a xlink:type="simple" xlink:href="http://arxiv.org/pdf/1608.00137.pdf" office:target-frame-name="_blank" xlink:show="new" text:style-name="Internet_20_link" text:visited-style-name="Visited_20_Internet_20_Link"><text:span text:style-name="T2">1608.00137</text:span></text:a></text:p>
        </text:list-item>
        <text:list-item>
          <text:p text:style-name="P19"><text:span text:style-name="T2">Pourhabib, A.* (2016). Empirical similarity for absent data generation in imbalanced classification. (online 12 May 2016). arXiv: </text:span><text:a xlink:type="simple" xlink:href="https://arxiv.org/pdf/1508.01235v2.pdf" office:target-frame-name="_blank" xlink:show="new" text:style-name="Internet_20_link" text:visited-style-name="Visited_20_Internet_20_Link"><text:span text:style-name="T2">1508.01235v2</text:span></text:a><text:span text:style-name="T2"> </text:span></text:p>
        </text:list-item>
        <text:list-item>
          <text:p text:style-name="P19"><text:span text:style-name="T2">Schneider, W.D., Goncalves, T.A., Uchima, C.A., Couger, M.B., Prade, R., Squina, F.M.,...Camassola, M. (2016). Penicillium echinulatum secretome analysis reveals the fungi potential for degradation of lignocellulosic biomass. </text:span><text:span text:style-name="Emphasis"><text:span text:style-name="T2">Biotechnol. Biofuels</text:span></text:span><text:span text:style-name="T2">,</text:span><text:span text:style-name="Emphasis"><text:span text:style-name="T2"> 9</text:span></text:span><text:span text:style-name="T2">(66). DOI: </text:span><text:a xlink:type="simple" xlink:href="https://biotechnologyforbiofuels.biomedcentral.com/articles/10.1186/s13068-016-0476-3" office:target-frame-name="_blank" xlink:show="new" text:style-name="Internet_20_link" text:visited-style-name="Visited_20_Internet_20_Link"><text:span text:style-name="T2">10.1186/s13068-016-0476-3</text:span></text:a></text:p>
        </text:list-item>
        <text:list-item>
          <text:p text:style-name="P19"><text:span text:style-name="T2">Selvaraju, S., Adhikari, S., Hopson, R.A., Dai, S., Rheingold, A., Borunda, M., &amp; Nelson, T. (2016). Effects of structural variations on the optical and electronic properties of eumelanin-inspired small molecules. </text:span><text:span text:style-name="Emphasis"><text:span text:style-name="T2">Journal of Materials Chemistry C</text:span></text:span><text:span text:style-name="T2">, (online 18 Jan 2016). DOI: </text:span><text:a xlink:type="simple" xlink:href="http://pubs.rsc.org/en/content/articlelanding/2016/tc/c5tc03982g#!divAbstract" office:target-frame-name="_blank" xlink:show="new" text:style-name="Internet_20_link" text:visited-style-name="Visited_20_Internet_20_Link"><text:span text:style-name="T2">10.1039/C5TC03982G</text:span></text:a><text:span text:style-name="T2">.</text:span></text:p>
        </text:list-item>
        <text:list-item>
          <text:p text:style-name="P19"><text:span text:style-name="T2">Singh, A., Fennell, C., &amp; Weaver, J.D. (2016). Photocatalyst size controls electron and energy transfer: Selectable E/Z isomer synthesis via C-F alkenylation. </text:span><text:span text:style-name="Emphasis"><text:span text:style-name="T2">Chemical Science</text:span></text:span><text:span text:style-name="T2">, (online 21 July 2016). DOI: </text:span><text:a xlink:type="simple" xlink:href="http://pubs.rsc.org/en/content/articlepdf/2016/sc/c6sc02422j" office:target-frame-name="_blank" xlink:show="new" text:style-name="Internet_20_link" text:visited-style-name="Visited_20_Internet_20_Link"><text:span text:style-name="T2">10/1039.C6SC02422J</text:span></text:a><text:span text:style-name="T2">. </text:span></text:p>
        </text:list-item>
        <text:list-item>
          <text:p text:style-name="P19"><text:span text:style-name="T2">Wang, B., Yi, H., Xu, K., &amp; Wang, Q. (2016). Prediction of the self-accelerating decomposition temperature of organic peroxides using QSPR models. </text:span><text:span text:style-name="Emphasis"><text:span text:style-name="T2">Journal of Thermal Analysis and Calorimetry</text:span></text:span><text:span text:style-name="T2">, pp 1-8, (online 28 October 2016). DOI: </text:span><text:a xlink:type="simple" xlink:href="http://link.springer.com/article/10.1007/s10973-016-5922-8" office:target-frame-name="_blank" xlink:show="new" text:style-name="Internet_20_link" text:visited-style-name="Visited_20_Internet_20_Link"><text:span text:style-name="T2">10.1007/s10973-016-5922-8</text:span></text:a></text:p>
        </text:list-item>
      </text:list>
      <text:p text:style-name="Text_20_body"/>
      <text:p text:style-name="P4">Dissertations &amp; theses</text:p>
      <text:list xml:id="list6669962184715559917" text:style-name="L3">
        <text:list-item>
          <text:p text:style-name="P5">Andreason, Sharon. (2016). Discrimination and transcriptional response analysis of hemipteran phytopathogens [dissertation]. [Stillwater, OK]: Department of Entomology &amp; Plant Pathology, Oklahoma State University. Advisor: Astri Wayadande.</text:p>
        </text:list-item>
        <text:list-item>
          <text:p text:style-name="P5">Miao, Z. (2016 May). Combinatorial and global optimization approaches to the maximum quasi-clique [dissertation]. [Stillwater, OK]: Department of Industrial Engineering &amp; Management, Oklahoma State University. Advisor: Baski Balasundaram.</text:p>
        </text:list-item>
        <text:list-item>
          <text:p text:style-name="P5">Mohanty, R.P. (2016). Pollen biology and landscape ecology of Juniperus: An integrative study using quantitative molecular approaches, ultrastructure and habitat modeling [dissertation]. [Tulsa, OK]: Department of Biology, University of Tulsa. Advisor(s): Estelle Levetin &amp; Mark Buccheim.</text:p>
        </text:list-item>
        <text:list-item>
          <text:p text:style-name="P5"><text:soft-page-break/>Moradi, E. (2016 May). Decomposition algorithms for detecting low-diameter clusters in graphs [dissertation]. [Stillwater, OK]: Department of Industrial Engineering &amp; Management, Oklahoma State University. Advisor: Baski Balasundaram.</text:p>
        </text:list-item>
        <text:list-item>
          <text:p text:style-name="P5">Mortazavian, H. (2016 May). Polymer adsorption on silica and wettability of graphene oxide surfaces, experiments and simulations [dissertation]. [Stillwater, OK]: Department of Chemistry, Oklahoma State University. Advisor: Frank Blum.</text:p>
        </text:list-item>
        <text:list-item>
          <text:p text:style-name="P5">Li, X. (2016 May). Microbial communities in soil ecosystems under different land uses [dissertation]. [Stillwater, OK]: Department of Plant &amp; Soil Sciences, Oklahoma State University. Advisor: Shiping Deng.</text:p>
        </text:list-item>
        <text:list-item>
          <text:p text:style-name="P5">Sun, L. (2016 May). Modeling the Oklahoma Mesonet data with a multivariate spatial Dirichlet process mixture [master's thesis]. [Stillwater, OK]: Department of Statistics, Oklahoma State University. Advisor: Ye Liang.</text:p>
        </text:list-item>
      </text:list>
      <text:p text:style-name="Text_20_body"/>
      <text:p text:style-name="Horizontal_20_Line"/>
      <text:p text:style-name="Text_20_body"/>
      <text:h text:style-name="P1" text:outline-level="3"><text:bookmark text:name="2015"/>2015</text:h>
      <text:list xml:id="list5451284963710649973" text:style-name="L4">
        <text:list-item>
          <text:p text:style-name="P22"><text:span text:style-name="T2">Al-Rubaye, A.A., Couger, M.B., Ojha, S., Pummill, J.F., Koon II, J.A., Wideman Jr., R.F., &amp; Rhoads, D.D. (2015). Genome analysis of Staphylococcus agnetis, an agent of lameness in broiler chickens. </text:span><text:span text:style-name="Emphasis"><text:span text:style-name="T2">PLoS One</text:span></text:span><text:span text:style-name="T2">, </text:span><text:span text:style-name="Emphasis"><text:span text:style-name="T2">10</text:span></text:span><text:span text:style-name="T2">(11), e0143336. DOI: </text:span><text:a xlink:type="simple" xlink:href="http://journals.plos.org/plosone/article?id=10.1371/journal.pone.0143336" office:target-frame-name="_blank" xlink:show="new" text:style-name="Internet_20_link" text:visited-style-name="Visited_20_Internet_20_Link"><text:span text:style-name="T2">10.1371/journal.pone.0143336</text:span></text:a></text:p>
        </text:list-item>
        <text:list-item>
          <text:p text:style-name="P22"><text:span text:style-name="T2">Andreason, S.*, Schneider, W., Davis, R.,  &amp; Wayadande, A. (2015). E-probe diagnostic nucleic acid assay (EDNA) detection of </text:span><text:span text:style-name="Emphasis"><text:span text:style-name="T2">Spiroplasma kunkelli</text:span></text:span><text:span text:style-name="T2"> in gray lawn leafhopper, </text:span><text:span text:style-name="Emphasis"><text:span text:style-name="T2">Exitianus exitiosu,</text:span></text:span><text:span text:style-name="T2"> (Uhl.), transcriptome sequencing dataset. Proceedings of: Entomological Society of America National Meeting: Minneapolis, MN.</text:span></text:p>
        </text:list-item>
        <text:list-item>
          <text:p text:style-name="P6">Balasundaram, B. (2015, September 11). Cliques &amp; Clubs. Presented at: Seminar Series, Department of Industrial &amp; Systems Engineering, Texas A&amp;M University: College Station, TX.</text:p>
        </text:list-item>
        <text:list-item>
          <text:p text:style-name="P6">Balasundaram, B. (2015, July 12-17). On the 2-club polytope of graphs. Presented at: 22nd International Symposium on Mathematical Programming: Proceedings of the 22nd International Symposium on Mathematical Programming: Pittsburgh, PA.</text:p>
        </text:list-item>
        <text:list-item>
          <text:p text:style-name="P6">Buchanan, J.W., Koltes, J.E., Reecy, J.M., &amp; Mateescu, R.G. (2015, Jan. 12.) Deriving gene networks involving tenderness and sensory attributes in steaks from Angus beef cattle. Presented at: PAG XXIII. Proceedings of the 23rd International Plant and Animal Genome Conference: San Diego, CA.</text:p>
        </text:list-item>
        <text:list-item>
          <text:p text:style-name="P22"><text:span text:style-name="T2">Cao, X., He, Y., Hu, Y., Wang, Y., Chen, Y., Bryant, B., Clem, R., Schwartz, L., Blissard, G., &amp; Jiang, H. (2015). The immune signaling pathways of Manduca sexta. </text:span><text:span text:style-name="Emphasis"><text:span text:style-name="T2">Insect Biochemistry and Molecular Biology</text:span></text:span><text:span text:style-name="T2">, </text:span><text:span text:style-name="Emphasis"><text:span text:style-name="T2">62</text:span></text:span><text:span text:style-name="T2">, 64-74. (online 7 April 2015). DOI: </text:span><text:a xlink:type="simple" xlink:href="http://www.ncbi.nlm.nih.gov/pubmed/25858029" office:target-frame-name="_blank" xlink:show="new" text:style-name="Internet_20_link" text:visited-style-name="Visited_20_Internet_20_Link"><text:span text:style-name="T2">10.1016/j.ibmb.2015.03.006</text:span></text:a></text:p>
        </text:list-item>
        <text:list-item>
          <text:p text:style-name="P22"><text:span text:style-name="T9">Cao, X., &amp; Jiang, H. (2015). Integrated modeling of protein-coding genes in Manduca sexta genome using RNA-Seq data from the biochemical model insect, Insect Biochemistry and Molecular Biology, </text:span><text:span text:style-name="Emphasis"><text:span text:style-name="T9">62</text:span></text:span><text:span text:style-name="T9">, 2-10. (online 20 January 2015). DOI: </text:span><text:a xlink:type="simple" xlink:href="https://www.ncbi.nlm.nih.gov/pubmed/25612938" office:target-frame-name="_blank" xlink:show="new" text:style-name="Internet_20_link" text:visited-style-name="Visited_20_Internet_20_Link"><text:span text:style-name="T2">10.1016/j.ibmb.2015.01.007</text:span></text:a></text:p>
        </text:list-item>
        <text:list-item>
          <text:p text:style-name="P22"><text:span text:style-name="T2">Couger, M.B., Hanafy, R.A., Edens, C., Budd, C., French, D.P., Hoff, W.D., Elshahed, M.S., &amp; Youssef, N.H. (2015). Draft genome of the Arthrobacter sp. Strain Edens01. </text:span><text:span text:style-name="Emphasis"><text:span text:style-name="T2">Genome announc.</text:span></text:span><text:span text:style-name="T2">, </text:span><text:span text:style-name="Emphasis"><text:span text:style-name="T2">3</text:span></text:span><text:span text:style-name="T2">(6), pii: e01475-15. DOI: </text:span><text:a xlink:type="simple" xlink:href="https://www.ncbi.nlm.nih.gov/pubmed/26679586" office:target-frame-name="_blank" xlink:show="new" text:style-name="Internet_20_link" text:visited-style-name="Visited_20_Internet_20_Link"><text:span text:style-name="T2">10.1128/genomeA.01475-15</text:span></text:a></text:p>
        </text:list-item>
        <text:list-item>
          <text:p text:style-name="P22"><text:span text:style-name="T2">Couger, M.B., Hurlbut, A., Edens, C., Budd, C., French, D.P., Hoff, W.D., Elshahed, M.S., &amp; Youssef, N.H. (2015). Draft genome sequence of the environmental isolate Chryseobacterium sp. Hurlbut01. </text:span><text:span text:style-name="Emphasis"><text:span text:style-name="T2">Genome announc.</text:span></text:span><text:span text:style-name="T2">, </text:span><text:span text:style-name="Emphasis"><text:span text:style-name="T2">3</text:span></text:span><text:span text:style-name="T2">(5), pii: e01071-15. DOI: </text:span><text:a xlink:type="simple" xlink:href="https://www.ncbi.nlm.nih.gov/pubmed/26383650" office:target-frame-name="_blank" xlink:show="new" text:style-name="Internet_20_link" text:visited-style-name="Visited_20_Internet_20_Link"><text:span text:style-name="T2">10.1128/genomeA.01071-15</text:span></text:a></text:p>
        </text:list-item>
        <text:list-item>
          <text:p text:style-name="P22"><text:soft-page-break/><text:span text:style-name="T2">Couger, M.B., Hanafy, R.A., Mitacek, R.M., Budd, C., French, D.P., Hoff, W.D., Elshahed, M.S., &amp; Youssef, N.H. (2015). The draft genome sequence of Xanthomonas sp. Strain Mitacek01 expands the pangenome of a genus of plant pathogens. </text:span><text:span text:style-name="Emphasis"><text:span text:style-name="T2">Genome announc.</text:span></text:span><text:span text:style-name="T2">, </text:span><text:span text:style-name="Emphasis"><text:span text:style-name="T2">3</text:span></text:span><text:span text:style-name="T2">(6), pii: e01450-15. DOI: </text:span><text:a xlink:type="simple" xlink:href="https://www.ncbi.nlm.nih.gov/pubmed/26659686" office:target-frame-name="_blank" xlink:show="new" text:style-name="Internet_20_link" text:visited-style-name="Visited_20_Internet_20_Link"><text:span text:style-name="T2">10.1128/genomeA.01450-15</text:span></text:a></text:p>
        </text:list-item>
        <text:list-item>
          <text:p text:style-name="P22"><text:span text:style-name="T2">Couger, M.B., Youssef, N.H., Struchtemeyer, C.G., Liggenstoffer, A.S., &amp; Elshahed, M.S. (2015). Transcriptomic analysis of lignocellulosic biomass degradation by the anaerobic fungal isolate Orpinomyces sp. strain C1A. </text:span><text:span text:style-name="Emphasis"><text:span text:style-name="T2">Biotechnol. Biofuels</text:span></text:span><text:span text:style-name="T2">, </text:span><text:span text:style-name="Emphasis"><text:span text:style-name="T2">8</text:span></text:span><text:span text:style-name="T2">, 208. DOI: </text:span><text:a xlink:type="simple" xlink:href="https://www.ncbi.nlm.nih.gov/pubmed/26649073" office:target-frame-name="_blank" xlink:show="new" text:style-name="Internet_20_link" text:visited-style-name="Visited_20_Internet_20_Link"><text:span text:style-name="T2">10.1186/s13068-015-0390-0</text:span></text:a></text:p>
        </text:list-item>
        <text:list-item>
          <text:p text:style-name="P22"><text:span text:style-name="T2">Dutta, M.*, Ali, A., &amp; Melcher, U. (2015). Detection, discrimination and discovery of a new Tobacco streak virus strain. </text:span><text:span text:style-name="Emphasis"><text:span text:style-name="T2">J. Virol. Method</text:span></text:span><text:span text:style-name="T2">, </text:span><text:span text:style-name="Emphasis"><text:span text:style-name="T2">221</text:span></text:span><text:span text:style-name="T2">, 15-21. DOI: </text:span><text:a xlink:type="simple" xlink:href="http://www.ncbi.nlm.nih.gov/pubmed/25907471" office:target-frame-name="_blank" xlink:show="new" text:style-name="Internet_20_link" text:visited-style-name="Visited_20_Internet_20_Link"><text:span text:style-name="T2">10.1016/j.jviromet.2014.03.025</text:span></text:a></text:p>
        </text:list-item>
        <text:list-item>
          <text:p text:style-name="P22"><text:span text:style-name="T2">Espindola, A.*, Schneider, W., Hoyt, P. R., Marek, S. M., &amp; Garzon, C. (2015). A new approach for detecting fungal and oomycete plant pathogens in next generation sequencing metagenome data utilising electronic probes. </text:span><text:span text:style-name="Emphasis"><text:span text:style-name="T2">International Journal of Data Mining and Bioinformatics</text:span></text:span><text:span text:style-name="T2">, </text:span><text:span text:style-name="Emphasis"><text:span text:style-name="T2">12</text:span></text:span><text:span text:style-name="T2"> (2), 115-128. DOI: </text:span><text:a xlink:type="simple" xlink:href="http://www.researchgate.net/publication/269410352_A_new_approach_for_detecting_fungal_and_oomycete_plant_pathogens_in_next_generation_sequencing_metagenome_data_utilising_electronic_probes" office:target-frame-name="_blank" xlink:show="new" text:style-name="Internet_20_link" text:visited-style-name="Visited_20_Internet_20_Link"><text:span text:style-name="T2">10.1504/IJDMB.2015.069422</text:span></text:a><text:span text:style-name="T2"> PMID: </text:span><text:span text:style-name="T2">26510298</text:span></text:p>
        </text:list-item>
        <text:list-item>
          <text:p text:style-name="P22"><text:span text:style-name="T2">Farmanesh, B., &amp; Pourhabib, A.* (2015). Sparse pseudo-input local kriging for large non-stationary spatial datasets with exogenous variables. (online 5 August 2015). arXiv: </text:span><text:a xlink:type="simple" xlink:href="https://arxiv.org/pdf/1508.01248v1.pdf" office:target-frame-name="_blank" xlink:show="new" text:style-name="Internet_20_link" text:visited-style-name="Visited_20_Internet_20_Link"><text:span text:style-name="T2">1508.01248v1</text:span></text:a></text:p>
        </text:list-item>
        <text:list-item>
          <text:p text:style-name="P23"><text:span text:style-name="T9">He, Y., Cao, X., Li, K., Hu, Y., Chen, Y., Blissard, G., Kanost, M., &amp; Jiang, H. (2015). A genome-wide analysis of antimicrobial effector genes and their transcription patterns in Manduca sexta. </text:span><text:span text:style-name="Emphasis"><text:span text:style-name="T9">Insect Biochemistry and Molecular Biology</text:span></text:span><text:span text:style-name="T9">, </text:span><text:span text:style-name="Emphasis"><text:span text:style-name="T9">62</text:span></text:span><text:span text:style-name="T9">, 23-37. (online 3 February 2015). DOI: </text:span><text:a xlink:type="simple" xlink:href="http://www.ncbi.nlm.nih.gov/pubmed/25662101" office:target-frame-name="_blank" xlink:show="new" text:style-name="Internet_20_link" text:visited-style-name="Visited_20_Internet_20_Link">10.1016/j.ibmb.2015.01.015</text:a></text:p>
        </text:list-item>
        <text:list-item>
          <text:p text:style-name="P6">Heisterkamp, D.R. (2015, December 9-11.) Lambda-Consensus Clustering. Presented at: ICMLA 2015. Proceedings of the 14th IEEE International Conference on Machine Learning and Applications; Miami, FL.</text:p>
        </text:list-item>
        <text:list-item>
          <text:p text:style-name="P22"><text:span text:style-name="T2">Mandelli, F., Oliviera-Ramires, B., Couger, M.B., Paixao, D.A., Camilo, C.M., Polikarpov, I.,...Squina, F.M. (2015). Draft genome sequence of the Thermopile Thermis filiformis ATCC 43280, producer of carotenoid-(di)glucoside-branced fatty acid (di)esters and source of hyperthermostable enzymes of biotechnological interest. Genome announc., 3(3). </text:span><text:a xlink:type="simple" xlink:href="https://www.ncbi.nlm.nih.gov/pubmed/25977443" office:target-frame-name="_blank" xlink:show="new" text:style-name="Internet_20_link" text:visited-style-name="Visited_20_Internet_20_Link"><text:span text:style-name="T2">doi:10.1128/genomeA.00475-15</text:span></text:a></text:p>
        </text:list-item>
        <text:list-item>
          <text:p text:style-name="P22"><text:span text:style-name="T2">Matyi, S.A., Hoyt, P.R., Ayoubi-Canaan, P., Hasan, N.A., &amp; Gustafson, J.E. (2015). Draft genome sequence of strain ATCC 33958, reported to be Elizabethkingia miricola.</text:span><text:span text:style-name="Emphasis"><text:span text:style-name="T2"> Genome Announcements</text:span></text:span><text:span text:style-name="T2">,</text:span><text:span text:style-name="Emphasis"><text:span text:style-name="T2"> 3</text:span></text:span><text:span text:style-name="T2"> (4), e00828-15. DOI: </text:span><text:a xlink:type="simple" xlink:href="http://genomea.asm.org/content/3/4/e00828-15.full" office:target-frame-name="_blank" xlink:show="new" text:style-name="Internet_20_link" text:visited-style-name="Visited_20_Internet_20_Link"><text:span text:style-name="T2">10.1128/genomeA.00828-15</text:span></text:a></text:p>
        </text:list-item>
        <text:list-item>
          <text:p text:style-name="P6">Miao, Z. (2015, November 1-4). On the Lagrangian dual of the maximum quasiclique problem. Presented at: 2015 INFORMS Annual Meeting: Philadelphia, PA.</text:p>
        </text:list-item>
        <text:list-item>
          <text:p text:style-name="P22"><text:span text:style-name="T2">Moradi, E.*, and Balasundaram, B. (2015). Finding a maximum k-club using the k-clique formulation and canonical hypercube cuts. </text:span><text:span text:style-name="Emphasis"><text:span text:style-name="T2">Optimization Letters,</text:span></text:span><text:span text:style-name="T2"> 1-11. (online 14 November 2015). DOI: </text:span><text:a xlink:type="simple" xlink:href="http://link.springer.com/article/10.1007/s11590-015-0971-7" office:target-frame-name="_blank" xlink:show="new" text:style-name="Internet_20_link" text:visited-style-name="Visited_20_Internet_20_Link"><text:span text:style-name="T12">10.1007/s11590-015-0971-7</text:span></text:a></text:p>
        </text:list-item>
        <text:list-item>
          <text:p text:style-name="P22"><text:span text:style-name="T2">Mortazavaian, H., Fennel, C., &amp; Blum, F. (2015). Structure of the interfacial region in adsorbed poly(vinyl acetate) on silica. </text:span><text:span text:style-name="Emphasis"><text:span text:style-name="T2">Macromolecules</text:span></text:span><text:span text:style-name="T2">, (online 31 December 2015). DOI: </text:span><text:a xlink:type="simple" xlink:href="http://pubs.acs.org/doi/full/10.1021/acs.macromol.5b02214" office:target-frame-name="_blank" xlink:show="new" text:style-name="Internet_20_link" text:visited-style-name="Visited_20_Internet_20_Link"><text:span text:style-name="T2">10.1021/acs.macromol.5b02214</text:span></text:a></text:p>
        </text:list-item>
        <text:list-item>
          <text:p text:style-name="P22"><text:span text:style-name="T2">Neeman, H., Adams, K., Alexander, J., Brunson, D., Calhous, S.P., Deaton, J., Fotou, F.F., Frinkle. K., Gray, Z., Lemley, E., Louthan, G., Monaco, G., Morris, M., Snow, J., &amp; Zimmermann, B. (2015). On fostering a culture of research cyberinfrastructure grant proposals within a community of service providers in an EPSCoR state. Presented at: XSEDE '15. Proceedings of the 2015 XSEDE Conference: Scientific Advancements Enabled by Enhanced Cyberinfrastructure. Article No. 19, ACM New York, NY. table of contents ISBN: 978-1-4503-3720-5 doi&gt;</text:span><text:a xlink:type="simple" xlink:href="http://dl.acm.org/citation.cfm?id=2792745.2792764" office:target-frame-name="_blank" xlink:show="new" text:style-name="Internet_20_link" text:visited-style-name="Visited_20_Internet_20_Link"><text:span text:style-name="T2">10.1145/2792745.2792764</text:span></text:a></text:p>
        </text:list-item>
        <text:list-item>
          <text:p text:style-name="P22"><text:span text:style-name="T2">Nicholson, S.J., Nickerson, M.L., Dean, M., Song, Y., Hoyt, P.R., Rhee, H., Kim, C., &amp; Puterka, G.J. (2015). The genome of Diuraphis noxia, a global aphid pest of small grains. </text:span><text:span text:style-name="Emphasis"><text:span text:style-name="T2">BMC Genomics</text:span></text:span><text:span text:style-name="T2">, </text:span><text:span text:style-name="Emphasis"><text:span text:style-name="T2">16</text:span></text:span><text:span text:style-name="T2"> (429). (online 5 June 2015). doi:</text:span><text:a xlink:type="simple" xlink:href="http://link.springer.com/article/10.1186%2Fs12864-015-1525-1#/page-1" office:target-frame-name="_blank" xlink:show="new" text:style-name="Internet_20_link" text:visited-style-name="Visited_20_Internet_20_Link"><text:span text:style-name="T2">10.1186/s12864-015-1525-1</text:span></text:a></text:p>
        </text:list-item>
        <text:list-item>
          <text:p text:style-name="P22"><text:soft-page-break/><text:span text:style-name="T2">Prabhakaran, M., Couger, M.B., Jackson, C.A., Weirick, T., &amp; Fathepure, B.Z. (2015). Genome sequences of the lignin-degrading Pseudomonas sp. Strain YS-1p and Rhizobium sp. Strain YS-1r isolated from decaying wood. </text:span><text:span text:style-name="Emphasis"><text:span text:style-name="T2">Genome announc.</text:span></text:span><text:span text:style-name="T2">, </text:span><text:span text:style-name="Emphasis"><text:span text:style-name="T2">3</text:span></text:span><text:span text:style-name="T2">(2). </text:span><text:a xlink:type="simple" xlink:href="https://www.ncbi.nlm.nih.gov/pubmed/25744986" office:target-frame-name="_blank" xlink:show="new" text:style-name="Internet_20_link" text:visited-style-name="Visited_20_Internet_20_Link"><text:span text:style-name="T2">doi:10.1128/genomeA.00019-15</text:span></text:a></text:p>
        </text:list-item>
        <text:list-item>
          <text:p text:style-name="P22"><text:span text:style-name="T2">Shyamal, S., Bhaskaran, R., Priyadoss, G., Durica, D.S., &amp; Anilkumar, G. (2015). Significant fluctuations in ecdysteroid receptor gene (EcR) expression in relation to seasons of molt and reproduction in the grapsid crab, </text:span><text:span text:style-name="Emphasis"><text:span text:style-name="T12">Metapograpsus messor</text:span></text:span><text:span text:style-name="T12"> (Brachyura: Decapoda). </text:span><text:span text:style-name="Emphasis"><text:span text:style-name="T12">Gen. Comp. Endocrinol.</text:span></text:span><text:span text:style-name="T12">, </text:span><text:span text:style-name="Emphasis"><text:span text:style-name="T12">21</text:span></text:span><text:span text:style-name="T12">, 39-51. doi:</text:span><text:a xlink:type="simple" xlink:href="http://www.ncbi.nlm.nih.gov/pubmed/25448252" office:target-frame-name="_blank" xlink:show="new" text:style-name="Internet_20_link" text:visited-style-name="Visited_20_Internet_20_Link">10.1016/j.ygcen.2014.11.006</text:a></text:p>
        </text:list-item>
        <text:list-item>
          <text:p text:style-name="P22"><text:span text:style-name="T2">Sunetra, D. Pitts, N. L., Mudron, M., Durica, D., and Mykles, D. (2015). Transcriptome analysis of the molting gland (Y-organ) from the blackback land crab, </text:span><text:span text:style-name="Emphasis"><text:span text:style-name="T2">Gecarcinus lateralis</text:span></text:span><text:span text:style-name="T2">. </text:span><text:span text:style-name="Emphasis"><text:span text:style-name="T2">Comparative Biochemistry and Physiology Part D: Genomics and Proteomics.</text:span></text:span><text:span text:style-name="T2"> (online 2 December 2015). doi:</text:span><text:a xlink:type="simple" xlink:href="http://www.sciencedirect.com/science/article/pii/S1744117X15000672" office:target-frame-name="_blank" xlink:show="new" text:style-name="Internet_20_link" text:visited-style-name="Visited_20_Internet_20_Link"><text:span text:style-name="T2">10.1016/j.cbd.2015.11.003</text:span></text:a></text:p>
        </text:list-item>
        <text:list-item>
          <text:p text:style-name="P23"><text:span text:style-name="T2">Tetreau, G., Cao, X., Chen, Y., Muthkrishnan, S., Jian, K., Blissard, G., Kanost, M., &amp; Wang, P. (2015). Overview of chitin metabolism enzymes in Manduca sexta: Identification, domain organization, phylogenetic analysis and gene expression.</text:span><text:span text:style-name="Emphasis"><text:span text:style-name="T2"> </text:span></text:span><text:span text:style-name="Emphasis"><text:span text:style-name="T9">Insect Biochemistry and Molecular Biology</text:span></text:span><text:span text:style-name="T9">, </text:span><text:span text:style-name="Emphasis"><text:span text:style-name="T9">62</text:span></text:span><text:span text:style-name="T9">, 114-126.. (online 20 January 2015). doi:</text:span><text:a xlink:type="simple" xlink:href="http://www.ncbi.nlm.nih.gov/pubmed/25616108" office:target-frame-name="_blank" xlink:show="new" text:style-name="Internet_20_link" text:visited-style-name="Visited_20_Internet_20_Link">10.1016/j.ibmb.2015.01.006</text:a></text:p>
        </text:list-item>
        <text:list-item>
          <text:p text:style-name="P22"><text:span text:style-name="T2">Utt, K.L., Rivero, P., Mehboudi, M., Harriss, E.O., Borunda, M.F., Pacheco-SanJuan, A.A., &amp; Barraza-Lopez, S. (2015).</text:span><text:span text:style-name="Emphasis"><text:span text:style-name="T2"> </text:span></text:span><text:span text:style-name="T2">Instrinsic defects, fluctuations of the local shape, and the photo-oxidation of black phosphorus. </text:span><text:span text:style-name="Emphasis"><text:span text:style-name="T2">ACS Central Science</text:span></text:span><text:span text:style-name="T2">, </text:span><text:span text:style-name="Emphasis"><text:span text:style-name="T2">1</text:span></text:span><text:span text:style-name="T2"> (6), 320-327. (online 6, August 2015). doi:</text:span><text:a xlink:type="simple" xlink:href="http://www.researchgate.net/publication/280631321_Intrinsic_Defects_Fluctuations_of_the_Local_Shape_and_the_Photo-Oxidation_of_Black_Phosphorus" office:target-frame-name="_blank" xlink:show="new" text:style-name="Internet_20_link" text:visited-style-name="Visited_20_Internet_20_Link"><text:span text:style-name="T2">10.1021/acscentsci.5b00244</text:span></text:a></text:p>
        </text:list-item>
        <text:list-item>
          <text:p text:style-name="P6">Vemula, S., &amp; Crick, C. (2015, June 27-July 2). Hadoop Image Processing Framework. Presented at the 4th IEEE International Congress on Big Data. Proceedings of the 2015 4th IEEE International Congress on Big Data: New York, NY. </text:p>
        </text:list-item>
        <text:list-item>
          <text:p text:style-name="P36"><text:span text:style-name="T2">Weitemier, K., Straub, S.C.K., Fishbein, M., &amp; Liston, A. (2015). Intragenomic polymorphisms among high-copy loci: A genus-wide study of nuclear ribosomal DNA in Asclepias (Apocynaceae). </text:span><text:span text:style-name="T3">PeerJ</text:span><text:span text:style-name="T2">, </text:span><text:span text:style-name="Emphasis"><text:span text:style-name="T2">3</text:span></text:span><text:span text:style-name="T2"> (e718). doi:</text:span><text:a xlink:type="simple" xlink:href="http://dx.doi.org/10.7717/peerj.718" office:target-frame-name="_blank" xlink:show="new" text:style-name="Internet_20_link" text:visited-style-name="Visited_20_Internet_20_Link"><text:span text:style-name="T10">10.7717/peerj.718</text:span></text:a></text:p>
        </text:list-item>
        <text:list-item>
          <text:p text:style-name="P36"><text:span text:style-name="T9">Youssef, N.H., Couger, M.B., McCully, A.L., Criado, A.E., &amp; Elshahed, M.S. (2015). Assessing the global phylum level diversity within the bacterial domain: A review. </text:span><text:span text:style-name="Emphasis"><text:span text:style-name="T9">J. Adv. Res.</text:span></text:span><text:span text:style-name="T9">,</text:span><text:span text:style-name="Emphasis"><text:span text:style-name="T9"> 6</text:span></text:span><text:span text:style-name="T9">(3), 269-282. </text:span><text:a xlink:type="simple" xlink:href="https://www.ncbi.nlm.nih.gov/pubmed/26257925" office:target-frame-name="_blank" xlink:show="new" text:style-name="Internet_20_link" text:visited-style-name="Visited_20_Internet_20_Link">doi:10.1016/j.jare.2014.10.005</text:a></text:p>
        </text:list-item>
        <text:list-item>
          <text:p text:style-name="P21"><text:span text:style-name="T9">Yukihara, E. G., Doull, B. A., Ahmed, M., Brons, S., Tessonnier, T., Jäkel, O., &amp; Greilich, S. (2015). </text:span><text:span text:style-name="T2">Time-resolved optically stimulated luminescence of Al2O3:C for ion beam therapy dosimetry. </text:span><text:span text:style-name="Emphasis"><text:span text:style-name="T2">Physics in Medicine and Biology, 60</text:span></text:span><text:span text:style-name="T2"> (17). (online 13 August 2015). doi:</text:span><text:a xlink:type="simple" xlink:href="http://m.iopscience.iop.org/article/10.1088/0031-9155/60/17/6613;jsessionid=2290E7A7DDAE53BC87C1E488A52B3A7A.c1.iopscience.cld.iop.org#metrics" office:target-frame-name="_blank" xlink:show="new" text:style-name="Internet_20_link" text:visited-style-name="Visited_20_Internet_20_Link"><text:span text:style-name="T2">10.1088/0031-9155/60/17/6613</text:span></text:a></text:p>
        </text:list-item>
        <text:list-item>
          <text:p text:style-name="P22"><text:span text:style-name="T2">Zhang, X., He, Y., Cao, X., Gunaratna, R.T., Chen, Y., Blissard, G., Kanost, M.R., &amp; Jiang, H. (2015). </text:span><text:span text:style-name="T9">Phylogenetic analysis and expression profiling of the pattern recognition receptors: Insights into molecular recognition of invading pathogens in Manduca sexta. </text:span><text:span text:style-name="Emphasis"><text:span text:style-name="T9">Insect Biochemistry and Molecular Biology</text:span></text:span><text:span text:style-name="T9">, </text:span><text:span text:style-name="Emphasis"><text:span text:style-name="T9">62</text:span></text:span><text:span text:style-name="T9">, 38-50. (online 18 February 2015). doi:</text:span><text:a xlink:type="simple" xlink:href="http://www.ncbi.nlm.nih.gov/pubmed/25701384" office:target-frame-name="_blank" xlink:show="new" text:style-name="Internet_20_link" text:visited-style-name="Visited_20_Internet_20_Link">10.1016/j.ibmb.2015.02.00</text:a></text:p>
        </text:list-item>
      </text:list>
      <text:p text:style-name="Text_20_body"/>
      <text:p text:style-name="P4">Dissertations &amp; theses</text:p>
      <text:list xml:id="list4132596410668628208" text:style-name="L5">
        <text:list-item>
          <text:p text:style-name="P7">Buchanan, J.W. (2015, May). Genetic parameter estimation and gene network derivation for fatty acid traits in Angus beef cattle. [dissertation]. [Stillwater (OK)]: Department of Animal Science, Oklahoma State University. <text:span text:style-name="T8">Advisor: Megan Rolf.</text:span></text:p>
        </text:list-item>
        <text:list-item>
          <text:p text:style-name="P7">Cavener, M. (2015, July). Vibrational Structural Markers for Infrared Structural Biology of Arginine in Proteins [senior thesis]. [Stillwater (OK)]: Department of Physics, Oklahoma State University. Advisor: Aihua Xie.</text:p>
        </text:list-item>
        <text:list-item>
          <text:p text:style-name="P7">Duan, L. (2015). Investigation of membrane protein structure by NMR [master's thesis]. [Stillwater (OK)]: Department of Physics, Oklahoma State University. Advisor: Donghua Zhou.</text:p>
        </text:list-item>
        <text:list-item>
          <text:p text:style-name="P7">Gipson, M. (2015). Betti numbers of edge ideals of cyclic graphs [senior honors thesis]. [Stillwater (OK)]: Department of Mathematics, Oklahoma State University. Advisor: Chris Francisco.</text:p>
        </text:list-item>
        <text:list-item>
          <text:p text:style-name="P7"><text:soft-page-break/>Lin, P. (2015). Application of Nuclear Magnetic Resonance to protein structure and protin-ligand interaction studies [masters thesis]. [Stillwater (OK)]: Department of Physics, Oklahoma State University. Advisor: Donghua Zhou.</text:p>
        </text:list-item>
        <text:list-item>
          <text:p text:style-name="P7">Ma, J. (2015, December). Proactive approaches for system design under uncertainty applied to network synthesis and capacity planning [dissertation]. [Stillwater, OK]: Department of Industrial Engineering &amp; Management, Oklahoma State University. Advisor: Baski Balasundaram.</text:p>
        </text:list-item>
      </text:list>
      <text:p text:style-name="Text_20_body"/>
      <text:p text:style-name="Horizontal_20_Line"/>
      <text:p text:style-name="Text_20_body"/>
      <text:h text:style-name="P1" text:outline-level="3"><text:bookmark text:name="2014"/>2014</text:h>
      <text:list xml:id="list6277490348833027895" text:style-name="L6">
        <text:list-item>
          <text:p text:style-name="P37"><text:span text:style-name="T2">Buchanan, J.W.*, Koltes, J.E., Reecy, J.M., &amp; Mateescu, R.G. (2014). Deriving gene networks underlying fatty acid composition of the triacylglycerol lipid fraction in Angus longissimus muscle. </text:span><text:span text:style-name="Emphasis"><text:span text:style-name="T2">Proceedings: International Plant and Animal Genome Conference</text:span></text:span><text:span text:style-name="T2"> (2014 January 11). P769. </text:span></text:p>
        </text:list-item>
        <text:list-item>
          <text:p text:style-name="P37"><text:span text:style-name="T2">Cao, X., He, Y., Hu Y, Zhang, X., Wang, Y., Zou, Z., Chen, Y., Blissard, G.W., Kanost, M.R., &amp; Jiang, H. (2014). Sequence conservation, phylogenetic relationships, and expression profiles of nondigestive serine proteases and serine protease homolugs in Manduca sexta. </text:span><text:span text:style-name="Emphasis"><text:span text:style-name="T2">Insect Biochem Mol Biol</text:span></text:span><text:span text:style-name="T2">. (online 2014 Dec 19).</text:span></text:p>
        </text:list-item>
        <text:list-item>
          <text:p text:style-name="P37"><text:span text:style-name="T2">Couger, M.B., Pipes, L., Squina, F., Prade, R., Siepel, A., Palermo, R.,...Blood, P.D. (2014). Enabling large-scale next-generation sequence assembly with Blacklight. </text:span><text:span text:style-name="Emphasis"><text:span text:style-name="T2">Concurr. Comput.</text:span></text:span><text:span text:style-name="T2">,</text:span><text:span text:style-name="Emphasis"><text:span text:style-name="T2"> 26</text:span></text:span><text:span text:style-name="T2">(13), 2157-2166. </text:span><text:a xlink:type="simple" xlink:href="http://onlinelibrary.wiley.com/doi/10.1002/cpe.3231/abstract" office:target-frame-name="_blank" xlink:show="new" text:style-name="Internet_20_link" text:visited-style-name="Visited_20_Internet_20_Link"><text:span text:style-name="T2">doi:10.1002/cpe.3231</text:span></text:a></text:p>
        </text:list-item>
        <text:list-item>
          <text:p text:style-name="P24"><text:span text:style-name="T2">Durica, D.S., Das, S., Najar, F., Roe, B., Phillips, B., Kappalli, S., &amp; Anikumar, G. (2014). Alternative splicing in the fiddler crab cognate ecdysteroid reception: Variation in receptor isoform expression and DNA binding properties in response to hormone. </text:span><text:span text:style-name="Emphasis"><text:span text:style-name="T2">Gen. Comp. Endocrinol.</text:span></text:span><text:span text:style-name="T2">, </text:span><text:span text:style-name="Emphasis"><text:span text:style-name="T2">206</text:span></text:span><text:span text:style-name="T2">, 80-95. DOI: </text:span><text:a xlink:type="simple" xlink:href="http://www.ncbi.nlm.nih.gov/pubmed/25025945" office:target-frame-name="_blank" xlink:show="new" text:style-name="Internet_20_link" text:visited-style-name="Visited_20_Internet_20_Link"><text:span text:style-name="T2">10.1016/j.ygcen.2014.05.034</text:span></text:a></text:p>
        </text:list-item>
        <text:list-item>
          <text:p text:style-name="P24"><text:span text:style-name="T2">Dutta, M.*, Sokhandan-Bashir, N., Palmer, M.W., &amp; Melcher, U. (2014). Genomic characterization of Ambrosia asymptomatic virus 1 and evidence of other Tymovirales members in the Oklahoma tallgrass prairie revealed by sequence analysis. </text:span><text:span text:style-name="Emphasis"><text:span text:style-name="T2">Arch. Virol.</text:span></text:span><text:span text:style-name="T2">, </text:span><text:span text:style-name="Emphasis"><text:span text:style-name="T2">159</text:span></text:span><text:span text:style-name="T2">(7), 1755-1764. DOI: </text:span><text:a xlink:type="simple" xlink:href="http://www.ncbi.nlm.nih.gov/pubmed/24519459" office:target-frame-name="_blank" xlink:show="new" text:style-name="Internet_20_link" text:visited-style-name="Visited_20_Internet_20_Link"><text:span text:style-name="T2">10.1007/s00705-014-1985-7</text:span></text:a></text:p>
        </text:list-item>
        <text:list-item>
          <text:p text:style-name="P24"><text:span text:style-name="T2">Farag, I.F., Davis J.P., Youssef N.H., &amp; Elshahed M.S. (2014). Global Patterns of Abundance, Diversity and Community Structure of the Aminicenantes (Candidate Phylum OP8). </text:span><text:span text:style-name="T3">PLoS One, </text:span><text:span text:style-name="Emphasis"><text:span text:style-name="T2">9</text:span></text:span><text:span text:style-name="T2">(3):e92139. DOI: </text:span><text:a xlink:type="simple" xlink:href="http://www.ncbi.nlm.nih.gov/pubmed/24637619" text:style-name="Internet_20_link" text:visited-style-name="Visited_20_Internet_20_Link"><text:span text:style-name="T2">10.1371/journal.pone.0092139</text:span></text:a><text:span text:style-name="T2">.</text:span></text:p>
        </text:list-item>
        <text:list-item>
          <text:p text:style-name="P24"><text:span text:style-name="T2">Khan, M.N.A.*, Fan, G., Heisterkamp, D.R., &amp; Yu, L. (2014). Automatic Target Recognition in Infrared Imagery Using Dense HOG Features and Relevance Grouping of Vocabulary. </text:span><text:span text:style-name="Emphasis"><text:span text:style-name="T2">Proceedings of: IEEE Workshop on Perception Beyond Visible Spectrum (in conjunction with CVPR 2014)</text:span></text:span><text:span text:style-name="T2">, (2014 June 23)</text:span><text:span text:style-name="Emphasis"><text:span text:style-name="T1">.</text:span></text:span></text:p>
        </text:list-item>
        <text:list-item>
          <text:p text:style-name="P24"><text:span text:style-name="T2">Lin, P. H.*, Chen, X.*, Moktan, H.*, Arrese, E. L., Duan, L.*</text:span><text:span text:style-name="T5">, </text:span><text:span text:style-name="T2">Wang, L. Y., Soulages, J. L., &amp; Zhou, D. H. (2014). Membrane attachment and structure models of lipid storage droplet protein 1. </text:span><text:span text:style-name="Emphasis"><text:span text:style-name="T2">BBA-Biomembranes</text:span></text:span><text:span text:style-name="T2">, </text:span><text:span text:style-name="Emphasis"><text:span text:style-name="T2">1838, </text:span></text:span><text:span text:style-name="T2">874-881</text:span></text:p>
        </text:list-item>
        <text:list-item>
          <text:p text:style-name="P8">Ma, J*. (2014, November 9-12). The minimum spanning $k$-core problem with bounded CVaR under probabilistic edge failures. Presented at: 2014 INFORMS Annual Meeting: San Francisco, CA.</text:p>
        </text:list-item>
        <text:list-item>
          <text:p text:style-name="P24"><text:span text:style-name="T2">Matyi S.A.*, Ramaraj, T., Sundararajan, A., Lindquist, I.E., Devitt, N.P., Schilkey, F.D., Lamichhane-Khadka, R., Hoyt, P.R., Mudge, J., &amp; Gustafson J.E. (2014). Draft Genomes of Heterogeneous Vancomycin-Intermediate Staphylococcus aureus Strain MM66 and MM66 Derivatives with Altered Vancomycin Resistance Levels. </text:span><text:span text:style-name="Emphasis"><text:span text:style-name="T2">Genome Announc</text:span></text:span><text:span text:style-name="T2">, </text:span><text:span text:style-name="Emphasis"><text:span text:style-name="T2">2</text:span></text:span><text:span text:style-name="T2">(4). (online 2014 July 10). pii: e00688-14. DOI: </text:span><text:a xlink:type="simple" xlink:href="http://genomea.asm.org/content/2/4/e00688-14.abstract" office:target-frame-name="_blank" xlink:show="new" text:style-name="Internet_20_link" text:visited-style-name="Visited_20_Internet_20_Link"><text:span text:style-name="T2">10.1128/genomeA.00688-14</text:span></text:a><text:span text:style-name="T2">.</text:span></text:p>
        </text:list-item>
        <text:list-item>
          <text:p text:style-name="P24"><text:span text:style-name="T2">Melcher</text:span><text:span text:style-name="T9">, U., Verma, R., &amp; Schneider, W. (2014). Metagenomic search strategies for interactions among plants and multiple microbes. </text:span><text:span text:style-name="Emphasis"><text:span text:style-name="T9">Frontiers in Plant Science</text:span></text:span><text:span text:style-name="T9">, </text:span><text:span text:style-name="Emphasis"><text:span text:style-name="T9">5</text:span></text:span><text:span text:style-name="T9">, article 268. DOI: </text:span><text:a xlink:type="simple" xlink:href="http://journal.frontiersin.org/article/10.3389/fpls.2014.00268/full" office:target-frame-name="_blank" xlink:show="new" text:style-name="Internet_20_link" text:visited-style-name="Visited_20_Internet_20_Link">10.3389/fpls.2014.00268</text:a><text:span text:style-name="T9">.</text:span></text:p>
        </text:list-item>
        <text:list-item>
          <text:p text:style-name="P8">Miao, Z*. (2014, November 9-12). A global optimization approach for the maximum quasi-clique problem. Presented at: 2014 INFORMS Annual Meeting: San Francisco, CA.</text:p>
        </text:list-item>
        <text:list-item>
          <text:p text:style-name="P24"><text:soft-page-break/><text:span text:style-name="T2">Miao, Z.*, Balasundaram, B., &amp; Pasiliao, E.L. (2014). An exact algorithm for the maximum probabilistic clique problem. </text:span><text:span text:style-name="Emphasis"><text:span text:style-name="T2">Journal of Combinatorial Optimization</text:span></text:span><text:span text:style-name="T2">, </text:span><text:span text:style-name="Emphasis"><text:span text:style-name="T2">28(</text:span></text:span><text:span text:style-name="T2">1), 105–120. DOI: </text:span><text:a xlink:type="simple" xlink:href="http://link.springer.com/article/10.1007/s10878-013-9699-4" office:target-frame-name="_blank" xlink:show="new" text:style-name="Internet_20_link" text:visited-style-name="Visited_20_Internet_20_Link"><text:span text:style-name="T2">10.1007/s10878-013-9699-4</text:span></text:a></text:p>
        </text:list-item>
        <text:list-item>
          <text:p text:style-name="P8">Moradi, E*. (2014, November 9-12). Finding a maximum $k$-club using the $k$-clique formation and lazy cuts. Presented at: 2014 INFORMS Annual Meeting: San Franciso, CA.</text:p>
        </text:list-item>
        <text:list-item>
          <text:p text:style-name="P24"><text:span text:style-name="T2">Mushfiqual-Alam, Md., Vilankar, K.P., Field, D.J., &amp; Chandler, D.M. (2014). Loca msking in natural images a database analysis. </text:span><text:span text:style-name="Emphasis"><text:span text:style-name="T2">Journal of Vision</text:span></text:span><text:span text:style-name="T2">, </text:span><text:span text:style-name="Emphasis"><text:span text:style-name="T2">4</text:span></text:span><text:span text:style-name="T2">(8), article 22. (online 2014 July 29)</text:span></text:p>
        </text:list-item>
        <text:list-item>
          <text:p text:style-name="P24"><text:span text:style-name="T2">Nouruzzadeh, P., Myles, C.W., &amp; Vashaee, D. (2014). Structural, electronic, phonon and thermodynamic properties of hypothetical type-VIII clathrates, Ba</text:span><text:span text:style-name="T7">8</text:span><text:span text:style-name="T2">Si</text:span><text:span text:style-name="T7">46</text:span><text:span text:style-name="T2"> and Ba</text:span><text:span text:style-name="T7">8</text:span><text:span text:style-name="T2">Al</text:span><text:span text:style-name="T7">16</text:span><text:span text:style-name="T2">Si</text:span><text:span text:style-name="T7">30</text:span><text:span text:style-name="T2"> investigated by first principles. </text:span><text:span text:style-name="Emphasis"><text:span text:style-name="T2">Journal of Alloys and Compounds</text:span></text:span><text:span text:style-name="T2">, </text:span><text:span text:style-name="Emphasis"><text:span text:style-name="T2">587</text:span></text:span><text:span text:style-name="T2">, 474-480. </text:span><text:a xlink:type="simple" xlink:href="http://citeseerx.ist.psu.edu/viewdoc/download?doi=10.1.1.717.1217&amp;rep=rep1&amp;type=pdf" office:target-frame-name="_blank" xlink:show="new" text:style-name="Internet_20_link" text:visited-style-name="Visited_20_Internet_20_Link"><text:span text:style-name="T2">doi:10.1016/j.jallcom.2013.10.190</text:span></text:a></text:p>
        </text:list-item>
        <text:list-item>
          <text:p text:style-name="P24"><text:span text:style-name="T2">Pajouh, F.M.*, Miao, Z.*, &amp; Balasundaram, B. (2014). A branch-and-bound approach for maximum quasi-cliques. </text:span><text:span text:style-name="Emphasis"><text:span text:style-name="T2">Annals of Operations Research</text:span></text:span><text:span text:style-name="T2">, </text:span><text:span text:style-name="Emphasis"><text:span text:style-name="T2">216</text:span></text:span><text:span text:style-name="T2">(1), 145-161. DOI: </text:span><text:a xlink:type="simple" xlink:href="http://link.springer.com/article/10.1007/s10479-012-1242-y" office:target-frame-name="_blank" xlink:show="new" text:style-name="Internet_20_link" text:visited-style-name="Visited_20_Internet_20_Link"><text:span text:style-name="T2">10.1007/s10479-012-1242-y</text:span></text:a></text:p>
        </text:list-item>
        <text:list-item>
          <text:p text:style-name="P24"><text:span text:style-name="T2">Ramaraj, T., Matyi, S.A.*, Sundararajan, A., Lindquist, I.E., Devitt, N.P., Schilkey, F.D., Lamichhane-Khadka, R., Hoyt, P.R., Mudge, J., &amp; Gustafson, J.E. (2014). Draft genome sequences of vancomycin-susceptible Staphylococcus aureus related to heterogeneous vancomycin-intermediate S. aureus. </text:span><text:span text:style-name="Emphasis"><text:span text:style-name="T2">Genome Announcements</text:span></text:span><text:span text:style-name="T2">, </text:span><text:span text:style-name="Emphasis"><text:span text:style-name="T2">2</text:span></text:span><text:span text:style-name="T2">(5), e01033-14. DOI: </text:span><text:a xlink:type="simple" xlink:href="http://genomea.asm.org/content/4/3/e00027-16.abstract" office:target-frame-name="_blank" xlink:show="new" text:style-name="Internet_20_link" text:visited-style-name="Visited_20_Internet_20_Link"><text:span text:style-name="T2">10.1128.genomeA.00027-16</text:span></text:a></text:p>
        </text:list-item>
        <text:list-item>
          <text:p text:style-name="P24"><text:span text:style-name="T2">Rao, X., Cao, X., He, Y., Hu, Y., Zhang, X., Chen, Y., Blissard, G., Kanost, M.R., Yu, X., &amp; Jiang, H. (2014). Structural features, evolutionary relationships, and transcriptional regulation of C-type lectin-domain proteins in Manduca sexta.</text:span><text:span text:style-name="Emphasis"><text:span text:style-name="T2"> Insect Biochem Mol Biol</text:span></text:span><text:span text:style-name="T2">, </text:span><text:span text:style-name="Emphasis"><text:span text:style-name="T2">62</text:span></text:span><text:span text:style-name="T2">, 75-85. DOI: </text:span><text:a xlink:type="simple" xlink:href="http://www.ncbi.nlm.nih.gov/pubmed/25554596" office:target-frame-name="_blank" xlink:show="new" text:style-name="Internet_20_link" text:visited-style-name="Visited_20_Internet_20_Link"><text:span text:style-name="T2">10.1016/j.ibmb.2014.12.006</text:span></text:a></text:p>
        </text:list-item>
        <text:list-item>
          <text:p text:style-name="P24"><text:span text:style-name="T2">Sahu, S.S.*, Weirick, T.* &amp; Kaundal, R. (2014). Predicting genome-scale </text:span><text:span text:style-name="Emphasis"><text:span text:style-name="T2">Arabidopsis-Pseudomonas syringae</text:span></text:span><text:span text:style-name="T2"> interactome using domain and interolog-based approaches. </text:span><text:span text:style-name="Emphasis"><text:span text:style-name="T2">BMC Bioinformatics,</text:span></text:span><text:span text:style-name="T2"> </text:span><text:span text:style-name="Emphasis"><text:span text:style-name="T2">15(S11)</text:span></text:span><text:span text:style-name="T2">: S13. DOI: </text:span><text:a xlink:type="simple" xlink:href="http://bmcbioinformatics.biomedcentral.com/articles/10.1186/1471-2105-15-S11-S13" office:target-frame-name="_blank" xlink:show="new" text:style-name="Internet_20_link" text:visited-style-name="Visited_20_Internet_20_Link"><text:span text:style-name="T2">10.1186/1471-2105-15-S11-S13</text:span></text:a><text:span text:style-name="T2">.</text:span></text:p>
        </text:list-item>
        <text:list-item>
          <text:p text:style-name="P24"><text:span text:style-name="T2">Schönknecht, G., &amp; Ternes, C. (2014).</text:span><text:span text:style-name="Emphasis"><text:span text:style-name="T2"> </text:span></text:span><text:span text:style-name="T2">Gene transfers shaped the evolution of de novo NAD+ biosynthesis in eukaryotes. </text:span><text:span text:style-name="Emphasis"><text:span text:style-name="T2">Genome Biology and Evolution</text:span></text:span><text:span text:style-name="T2">, </text:span><text:span text:style-name="Emphasis"><text:span text:style-name="T2">6</text:span></text:span><text:span text:style-name="T2">(9), 2335-2349. DOI: </text:span><text:a xlink:type="simple" xlink:href="http://www.ncbi.nlm.nih.gov/pubmed/25169983" office:target-frame-name="_blank" xlink:show="new" text:style-name="Internet_20_link" text:visited-style-name="Visited_20_Internet_20_Link"><text:span text:style-name="T2">10.1093/gbe/evu185</text:span></text:a></text:p>
        </text:list-item>
        <text:list-item>
          <text:p text:style-name="P24"><text:span text:style-name="T2">Soufiani, A.R.,  Apblett, A., &amp; Materer, N. (2014). </text:span><text:span text:style-name="T9">DFT Studies of Dimethyl Peroxide Adsorption and Dissociation on MoO</text:span><text:span text:style-name="T11">3</text:span><text:span text:style-name="T9">(100) and H</text:span><text:span text:style-name="T11">0.33</text:span><text:span text:style-name="T9">MoO</text:span><text:span text:style-name="T11">3</text:span><text:span text:style-name="T9">(100) Surfaces. </text:span><text:span text:style-name="Emphasis"><text:span text:style-name="T9">The Journal of Physical Chemistry C</text:span></text:span><text:span text:style-name="T9">.  DOI: </text:span><text:a xlink:type="simple" xlink:href="http://pubs.acs.org/doi/abs/10.1021/jp505258k" office:target-frame-name="_blank" xlink:show="new" text:style-name="Internet_20_link" text:visited-style-name="Visited_20_Internet_20_Link">10.1021/jp505258k</text:a></text:p>
        </text:list-item>
        <text:list-item>
          <text:p text:style-name="P24"><text:span text:style-name="T9">Stobbe*, A.H., Schneider, W.L., Hoyt, P.R., &amp; Melcher, U. (2014). Screening metagenomic data for viruses using the e-probe diagnostic nucleic acid Assay (EDNA).</text:span><text:span text:style-name="Emphasis"><text:span text:style-name="T9"> Phytopathology</text:span></text:span><text:span text:style-name="T9">, </text:span><text:span text:style-name="Emphasis"><text:span text:style-name="T9">104</text:span></text:span><text:span text:style-name="T9">(10):1125-1129. DOI: </text:span><text:a xlink:type="simple" xlink:href="http://www.ncbi.nlm.nih.gov/pubmed/25207481" office:target-frame-name="_blank" xlink:show="new" text:style-name="Internet_20_link" text:visited-style-name="Visited_20_Internet_20_Link">10.1094/PHYTO-11-13-0310-R</text:a><text:span text:style-name="T9">.</text:span></text:p>
        </text:list-item>
        <text:list-item>
          <text:p text:style-name="P24"><text:span text:style-name="T2">Struchtemeyer, C.G., Ranganathan, A., Couger M.B., Liggenstoffer, A.S., Youssef, N.H., &amp; Elshahed, M.S. (2014). Survival of the anaerobic fungus Orpinomyces sp. strain C1A after prolonged air exposure. </text:span><text:span text:style-name="Emphasis"><text:span text:style-name="T2">Scientific Reports</text:span></text:span><text:span text:style-name="T2">, </text:span><text:span text:style-name="Emphasis"><text:span text:style-name="T2">4</text:span></text:span><text:span text:style-name="T2">: 6892. DOI: </text:span><text:a xlink:type="simple" xlink:href="http://www.ncbi.nlm.nih.gov/pubmed/25367149" office:target-frame-name="_blank" xlink:show="new" text:style-name="Internet_20_link" text:visited-style-name="Visited_20_Internet_20_Link"><text:span text:style-name="T2">10.1038/srep06892</text:span></text:a></text:p>
        </text:list-item>
        <text:list-item>
          <text:p text:style-name="P24"><text:span text:style-name="T2">Ternes, C.M., &amp; Schonknecht, G. (2014). Gene transfers shaped the evolution of de novo NAD+ biosynthesis in eukaryotes. </text:span><text:span text:style-name="Emphasis"><text:span text:style-name="T2">Genome Biology and Evolution</text:span></text:span><text:span text:style-name="T2">, </text:span><text:span text:style-name="Emphasis"><text:span text:style-name="T2">6</text:span></text:span><text:span text:style-name="T2">(9)</text:span><text:span text:style-name="Emphasis"><text:span text:style-name="T1">,</text:span></text:span><text:span text:style-name="T5"> </text:span><text:span text:style-name="T2">2335-2349. DOI: </text:span><text:a xlink:type="simple" xlink:href="http://www.ncbi.nlm.nih.gov/pubmed/25169983" office:target-frame-name="_blank" xlink:show="new" text:style-name="Internet_20_link" text:visited-style-name="Visited_20_Internet_20_Link"><text:span text:style-name="T2">10.1093/gbe/evu185</text:span></text:a></text:p>
        </text:list-item>
        <text:list-item>
          <text:p text:style-name="P37"><text:span text:style-name="T2">Tetreau, G., Dittmer, N., Xiaolong, C., Agrawal, S., Yun-Ru, C., Muthukrishnan, S., Haobo, J., Blissard, G., Kanost, M., Wang, P. (2014). Analysis of chitin-binding proteins from Manduca sexta provides new insights into evolution of peritrophin A-type chitin-binding domains in insects.</text:span><text:span text:style-name="Emphasis"><text:span text:style-name="T2"> Insect Biochemistry and Molecular Biology</text:span></text:span><text:span text:style-name="T2">, </text:span><text:span text:style-name="Emphasis"><text:span text:style-name="T2">62</text:span></text:span><text:span text:style-name="T2">, 127-141. DOI: </text:span><text:a xlink:type="simple" xlink:href="http://www.ncbi.nlm.nih.gov/pubmed/25524298" office:target-frame-name="_blank" xlink:show="new" text:style-name="Internet_20_link" text:visited-style-name="Visited_20_Internet_20_Link"><text:span text:style-name="T2">10.1016/j.ibmb.2014.12.002</text:span></text:a></text:p>
        </text:list-item>
        <text:list-item>
          <text:p text:style-name="P24"><text:span text:style-name="T2">Weirick, T.*, Sahu, S.S.*, Mahalingam, R., &amp; Kaundal, R. (2014). LacSubPred: predicting subtypes of Laccases, an important lignin metabolism-related enzyme class, using in silico approaches. BMC Bioinformatics, </text:span><text:span text:style-name="Emphasis"><text:span text:style-name="T2">15(Suppl 11)</text:span></text:span><text:span text:style-name="T2">:S15. DOI: </text:span><text:a xlink:type="simple" xlink:href="http://www.ncbi.nlm.nih.gov/pubmed/25350584" office:target-frame-name="_blank" xlink:show="new" text:style-name="Internet_20_link" text:visited-style-name="Visited_20_Internet_20_Link"><text:span text:style-name="T2">10.1186/1471-2105-15-S11-S15</text:span></text:a><text:span text:style-name="T2">. </text:span></text:p>
        </text:list-item>
        <text:list-item>
          <text:p text:style-name="P24"><text:soft-page-break/><text:span text:style-name="T2">Youssef, N.H., Couger, M.B.*, McCully, A.L., Guerrero-Criado, A.E., &amp; Elshahed, M.S. (2014). Assessing the global phylum level diversity within the bacterial domain: A review. </text:span><text:span text:style-name="Emphasis"><text:span text:style-name="T2">Journal of Advanced Research</text:span></text:span><text:span text:style-name="T2">, </text:span><text:span text:style-name="Emphasis"><text:span text:style-name="T2">6</text:span></text:span><text:span text:style-name="T2">(3), 269-282. DOI: </text:span><text:a xlink:type="simple" xlink:href="http://www.sciencedirect.com/science/article/pii/S2090123214001283" office:target-frame-name="_blank" xlink:show="new" text:style-name="Internet_20_link" text:visited-style-name="Visited_20_Internet_20_Link"><text:span text:style-name="T2">10.1016/j.jare.2014.10.005</text:span></text:a></text:p>
        </text:list-item>
        <text:list-item>
          <text:p text:style-name="P24"><text:span text:style-name="T2">Zhang, X., Zheng, Y., Cao, X., Ren, R., Yu, X.Q., &amp; Jiang, H. (2014). Identifiation and profiling of Maduca sexta microRNAs and their possible roles in regulating specific transcripts in fat body, hemocytes, and midgut. </text:span><text:span text:style-name="Emphasis"><text:span text:style-name="T2">Insect Bochemistry and Molecular Biology</text:span></text:span><text:span text:style-name="T2">, </text:span><text:span text:style-name="Emphasis"><text:span text:style-name="T2">62</text:span></text:span><text:span text:style-name="T2">, 11-22. DOI: </text:span><text:a xlink:type="simple" xlink:href="http://www.ncbi.nlm.nih.gov/pubmed/25196249" office:target-frame-name="_blank" xlink:show="new" text:style-name="Internet_20_link" text:visited-style-name="Visited_20_Internet_20_Link"><text:span text:style-name="T2">1016.j.ibmb.2014.08.006</text:span></text:a><text:span text:style-name="T2">.</text:span></text:p>
        </text:list-item>
      </text:list>
      <text:p text:style-name="Text_20_body"/>
      <text:p text:style-name="P4">Dissertations, theses &amp; posters</text:p>
      <text:list xml:id="list3239062978848328084" text:style-name="L7">
        <text:list-item>
          <text:p text:style-name="P25"><text:span text:style-name="T2">Kang, Z. (2014). Development and applications of infrared structural biology [</text:span><text:a xlink:type="simple" xlink:href="https://shareok.org/bitstream/handle/11244/14927/KANG_okstate_0664D_13394.pdf?sequence=1&amp;isAllowed=y" office:target-frame-name="_blank" xlink:show="new" text:style-name="Internet_20_link" text:visited-style-name="Visited_20_Internet_20_Link"><text:span text:style-name="T2">dissertation</text:span></text:a><text:span text:style-name="T2">]. [Stillwater, OK]: Department of Physics, Oklahoma State University. Advisor: Aihua Xie.</text:span></text:p>
        </text:list-item>
        <text:list-item>
          <text:p text:style-name="P9">Pennington, S. (2014). Pulsed induction: A method to identify genetic regulators of determination events [dissertation]. [Stillwater, OK]: Department of Biochemistry &amp; Molecular Biology, Oklahoma State University. Advisor: Peter Hoyt.</text:p>
        </text:list-item>
        <text:list-item>
          <text:p text:style-name="P9">Soufiani, A.R. (2014). Computational studies of molybdenum oxide clusters and environmental corrosion of Iron and Zinc [dissertation]. [Stillwater, OK]: Departmet of Chemistry, Oklahoma State University. Advisor: Nicholas Materer.</text:p>
        </text:list-item>
      </text:list>
      <text:p text:style-name="Text_20_body"/>
      <text:p text:style-name="Horizontal_20_Line"/>
      <text:p text:style-name="Text_20_body"/>
      <text:h text:style-name="P1" text:outline-level="3"><text:bookmark text:name="2013"/>2013</text:h>
      <text:list xml:id="list655905934963591060" text:style-name="L8">
        <text:list-item>
          <text:p text:style-name="P26"><text:span text:style-name="T2">Couger, M.B.*, Pipes, L.*, Mason, C. &amp; Blood, P.D. (2013). Enabling Large-scale Next-generation Sequence Assembly With Blacklight, </text:span><text:span text:style-name="Emphasis"><text:span text:style-name="T2">Concurrency and Computation: Practice and Experience Special Bioinformatics Edition</text:span></text:span><text:span text:style-name="T2">, </text:span><text:span text:style-name="T3">26</text:span><text:span text:style-name="T2">, 2157-2166. DOI: </text:span><text:a xlink:type="simple" xlink:href="http://www.ncbi.nlm.nih.gov/pmc/articles/PMC4185199/" office:target-frame-name="_blank" xlink:show="new" text:style-name="Internet_20_link" text:visited-style-name="Visited_20_Internet_20_Link"><text:span text:style-name="T2">10.1002/cpe.3231</text:span></text:a></text:p>
        </text:list-item>
        <text:list-item>
          <text:p text:style-name="P26"><text:span text:style-name="T2">Couger, M.B., Youssef, N.H., Struchtemeyer, C.G., Liggenstoffer, A.S., Prade, R.A., Najar, F.Z.,...Elshahed, M.S. (2013). The genome of anaerobic fungus Orpinomyces sp. strain C1A reveals the unique revolutionary history of a remarkable plant biomass degrade. </text:span><text:span text:style-name="Emphasis"><text:span text:style-name="T2">Appl. Environ. Microbiol.</text:span></text:span><text:span text:style-name="T2">, </text:span><text:span text:style-name="Emphasis"><text:span text:style-name="T2">79</text:span></text:span><text:span text:style-name="T2">(15), 4620-4634. </text:span><text:a xlink:type="simple" xlink:href="https://www.ncbi.nlm.nih.gov/pmc/articles/PMC3719515/" office:target-frame-name="_blank" xlink:show="new" text:style-name="Internet_20_link" text:visited-style-name="Visited_20_Internet_20_Link"><text:span text:style-name="T2">doi:10.1128/aem.00821-13</text:span></text:a></text:p>
        </text:list-item>
        <text:list-item>
          <text:p text:style-name="P26"><text:span text:style-name="T2">Coyner, B.S., Braun, J.K., Mares, M.A., &amp; Van Den Bussche, R.A. (2013). Taxonomic validity of species groups in the genus Akodon (Rodentia, Cricetidae). </text:span><text:span text:style-name="Emphasis"><text:span text:style-name="T2">Zoologica Scripta</text:span></text:span><text:span text:style-name="T2">, </text:span><text:span text:style-name="Emphasis"><text:span text:style-name="T2">42</text:span></text:span><text:span text:style-name="T2">(4). DOI: </text:span><text:a xlink:type="simple" xlink:href="http://onlinelibrary.wiley.com/doi/10.1111/zsc.12014/full" office:target-frame-name="_blank" xlink:show="new" text:style-name="Internet_20_link" text:visited-style-name="Visited_20_Internet_20_Link"><text:span text:style-name="T2">10.1111/zsc.12014</text:span></text:a></text:p>
        </text:list-item>
        <text:list-item>
          <text:p text:style-name="P26"><text:span text:style-name="T2">Das. S.*, &amp; Durica, D. (2013). Ecdysteroid receptor signaling disruption obstructs blastemal cell proliferation during limb regeneration in the fiddler crab Uca pugilator. </text:span><text:span text:style-name="Emphasis"><text:span text:style-name="T2">Mol. Cell. Endocrinol.</text:span></text:span><text:span text:style-name="T2">, </text:span><text:span text:style-name="Emphasis"><text:span text:style-name="T2">365</text:span></text:span><text:span text:style-name="T2">(2), 249-259. DOI: </text:span><text:a xlink:type="simple" xlink:href="http://www.ncbi.nlm.nih.gov/pubmed/23142248" office:target-frame-name="_blank" xlink:show="new" text:style-name="Internet_20_link" text:visited-style-name="Visited_20_Internet_20_Link"><text:span text:style-name="T2">10/1016.j.mce.2012/10.026</text:span></text:a></text:p>
        </text:list-item>
        <text:list-item>
          <text:p text:style-name="P26"><text:span text:style-name="T2">Davis, M.R., &amp; Clarke, S.L. (2013). Influence of microRNA on the Maintenance of Human Iron Metabolism, </text:span><text:span text:style-name="Emphasis"><text:span text:style-name="T2">Nutrients</text:span></text:span><text:span text:style-name="T2">, </text:span><text:span text:style-name="Emphasis"><text:span text:style-name="T2">5</text:span></text:span><text:span text:style-name="T2">, 2611-2628. DOI: </text:span><text:a xlink:type="simple" xlink:href="http://www.mdpi.com/2072-6643/5/7/2611" office:target-frame-name="_blank" xlink:show="new" text:style-name="Internet_20_link" text:visited-style-name="Visited_20_Internet_20_Link"><text:span text:style-name="T2">10.3390/nu5072611</text:span></text:a><text:span text:style-name="T2">.</text:span></text:p>
        </text:list-item>
        <text:list-item>
          <text:p text:style-name="P26"><text:span text:style-name="T2">Ding, T., Palmer, M. W., &amp; Melcher, U. (2013). Community terminal restriction fragment length polymorphisms reveal insights into the diversity and dynamics of leaf endophytic bacteria, </text:span><text:span text:style-name="Emphasis"><text:span text:style-name="T2">BMC Microbiology</text:span></text:span><text:span text:style-name="T2">, </text:span><text:span text:style-name="Emphasis"><text:span text:style-name="T2">13</text:span></text:span><text:span text:style-name="T2">(1). DOI: </text:span><text:a xlink:type="simple" xlink:href="http://bmcmicrobiol.biomedcentral.com/articles/10.1186/1471-2180-13-1" office:target-frame-name="_blank" xlink:show="new" text:style-name="Internet_20_link" text:visited-style-name="Visited_20_Internet_20_Link"><text:span text:style-name="T2">10.1186/1471-2180-13-1</text:span></text:a><text:span text:style-name="T2">.</text:span></text:p>
        </text:list-item>
        <text:list-item>
          <text:p text:style-name="P26"><text:span text:style-name="T2">Francisco, C.A., Mermin, J., &amp; Schweig, J. (2013). Generalizing the Borel property. </text:span><text:span text:style-name="Emphasis"><text:span text:style-name="T2">J. London Math. Soc.</text:span></text:span><text:span text:style-name="T2">, </text:span><text:span text:style-name="Emphasis"><text:span text:style-name="T2">87</text:span></text:span><text:span text:style-name="T2">(3), 724-740. DOI: </text:span><text:a xlink:type="simple" xlink:href="http://jlms.oxfordjournals.org/content/87/3/724" office:target-frame-name="_blank" xlink:show="new" text:style-name="Internet_20_link" text:visited-style-name="Visited_20_Internet_20_Link"><text:span text:style-name="T2">10.1112/jlms/jds071</text:span></text:a></text:p>
        </text:list-item>
        <text:list-item>
          <text:p text:style-name="P26"><text:soft-page-break/><text:span text:style-name="T2">Gao, Y., Harris, A.J., Zhou, S., &amp; He, X., (2013). Evolutionary events in Lilium (including Nomocharis, Liliaceae) are temporally correlated with orogenies of the Q–T plateau and the Hengduan Mountains, </text:span><text:span text:style-name="Emphasis"><text:span text:style-name="T2">Molecular Phylogenetics and Evolution</text:span></text:span><text:span text:style-name="T2">, </text:span><text:span text:style-name="Emphasis"><text:span text:style-name="T2">68</text:span></text:span><text:span text:style-name="T2">(3), 443-460. DOI: </text:span><text:a xlink:type="simple" xlink:href="http://www.ncbi.nlm.nih.gov/pubmed/23665039" office:target-frame-name="_blank" xlink:show="new" text:style-name="Internet_20_link" text:visited-style-name="Visited_20_Internet_20_Link"><text:span text:style-name="T2">10.1016/j.ympev.2013.04.026</text:span></text:a></text:p>
        </text:list-item>
        <text:list-item>
          <text:p text:style-name="P26"><text:span text:style-name="T2">Haas, B., Papanicolaou, A., Yassour, M., Grabherr, M., Blood, P., Bowden, J., Couger, M.B.*, ... Regev, A., (2013). De novo transcript sequence reconstruction from RNA-Seq: reference generation and analysis with Trinity, </text:span><text:span text:style-name="Emphasis"><text:span text:style-name="T2">Nature Protocols</text:span></text:span><text:span text:style-name="T2">, </text:span><text:span text:style-name="Emphasis"><text:span text:style-name="T2">8</text:span></text:span><text:span text:style-name="T2">, 1494-1512. DOI: </text:span><text:a xlink:type="simple" xlink:href="http://www.nature.com/nprot/journal/v8/n8/full/nprot.2013.084.html" office:target-frame-name="_blank" xlink:show="new" text:style-name="Internet_20_link" text:visited-style-name="Visited_20_Internet_20_Link"><text:span text:style-name="T2">10.1038/nprot.2013.084</text:span></text:a></text:p>
        </text:list-item>
        <text:list-item>
          <text:p text:style-name="P26"><text:span text:style-name="T2">Kaundal, R., Sahu, S.S.*, Verma, R. &amp; Weirick, T.*. (2013). Identification and characterization of plastid-type proteins from sequence-attributed features using machine learning, </text:span><text:span text:style-name="Emphasis"><text:span text:style-name="T2">BMC Bioinformatics,</text:span></text:span><text:span text:style-name="T2"> </text:span><text:span text:style-name="Emphasis"><text:span text:style-name="T2">14(S14)</text:span></text:span><text:span text:style-name="T2">: S7. DOI: </text:span><text:a xlink:type="simple" xlink:href="http://www.ncbi.nlm.nih.gov/pubmed/24266945" office:target-frame-name="_blank" xlink:show="new" text:style-name="Internet_20_link" text:visited-style-name="Visited_20_Internet_20_Link"><text:span text:style-name="T2">10.1186/1471-2105-14-S14-S7</text:span></text:a><text:span text:style-name="T2">.</text:span></text:p>
        </text:list-item>
        <text:list-item>
          <text:p text:style-name="P26"><text:span text:style-name="T2">Le, T., Cheng, C., Sangasoongsong, A., &amp; Bukkapatnam, S.T.S. (2013). Prediction of sleep apnea episodes from wireless wearable multisensory suite. </text:span><text:span text:style-name="Emphasis"><text:span text:style-name="T2">Proceedings of Point-of-Care Healthcare Technologies of the IEEE Engineering in Medicine and Biology Society</text:span></text:span><text:span text:style-name="T2">, 152-155. DOI: </text:span><text:a xlink:type="simple" xlink:href="http://ieeexplore.ieee.org/stamp/stamp.jsp?arnumber=6461307" office:target-frame-name="_blank" xlink:show="new" text:style-name="Internet_20_link" text:visited-style-name="Visited_20_Internet_20_Link"><text:span text:style-name="T2">10.1109/PHT.2013.6461307</text:span></text:a></text:p>
        </text:list-item>
        <text:list-item>
          <text:p text:style-name="P26"><text:span text:style-name="T2">Lu, H., Singh, R.P., Bardenhagen, S., &amp; Komanduri, R. (2013). Simulations of failure via three-dimensional cracking in fuel cladding for advanced nuclear fuels. </text:span><text:span text:style-name="Emphasis"><text:span text:style-name="T2">Nuclear Energy University Programs, U.S. Department of Energy</text:span></text:span><text:span text:style-name="T2">. Project Number: </text:span><text:a xlink:type="simple" xlink:href="http://www.iaea.org/inis/collection/NCLCollectionStore/_Public/45/068/45068211.pdf" office:target-frame-name="_blank" xlink:show="new" text:style-name="Internet_20_link" text:visited-style-name="Visited_20_Internet_20_Link"><text:span text:style-name="T2">09-416</text:span></text:a><text:span text:style-name="T2">.</text:span></text:p>
        </text:list-item>
        <text:list-item>
          <text:p text:style-name="P26"><text:span text:style-name="T2">Ma, J., &amp; Balasundaram, B., (2013). Solving chance-constrained spanning k-core problem via decomposition and integer programming. </text:span><text:span text:style-name="Emphasis"><text:span text:style-name="T2">Proceedings of the 2013 Industrial and Systems Engineering Research Conference (ISERC 2013)</text:span></text:span><text:span text:style-name="T2">, 2774-2783. (</text:span><text:a xlink:type="simple" xlink:href="http://search.proquest.com/docview/1471961684" office:target-frame-name="_blank" xlink:show="new" text:style-name="Internet_20_link" text:visited-style-name="Visited_20_Internet_20_Link"><text:span text:style-name="T2">ProQuest link</text:span></text:a><text:span text:style-name="T2">)</text:span></text:p>
        </text:list-item>
        <text:list-item>
          <text:p text:style-name="P26"><text:span text:style-name="T2">Matyi, S.A., Dupre, J.M., Johnson, W.L., Hoyt, P.R., White, D.G., Brody, T., Odenwald, W.F., &amp; Gustafson, J.E. (2013). Isolation and characterization of Staphylococcus aureus strains from a Paso Del Norte dairy, </text:span><text:span text:style-name="Emphasis"><text:span text:style-name="T2">J. Dairy Sci</text:span></text:span><text:span text:style-name="T2">., </text:span><text:span text:style-name="Emphasis"><text:span text:style-name="T2">96</text:span></text:span><text:span text:style-name="T2">(6), 3535-3542. DOI: </text:span><text:a xlink:type="simple" xlink:href="http://www.ncbi.nlm.nih.gov/pubmed/23608491" office:target-frame-name="_blank" xlink:show="new" text:style-name="Internet_20_link" text:visited-style-name="Visited_20_Internet_20_Link"><text:span text:style-name="T2">10.3168/jds-2013-6590</text:span></text:a><text:span text:style-name="T2">.</text:span></text:p>
        </text:list-item>
        <text:list-item>
          <text:p text:style-name="P26"><text:span text:style-name="T2">Matyi, S.A., Hoyt, P.R., Hosoyama, A., Yamazoe, A., Fujita, N., &amp; Gustafson, J.E. (2013). Draft genome sequences of Elizabethkingia meningoseptica, </text:span><text:span text:style-name="Emphasis"><text:span text:style-name="T2">Genome Announcements</text:span></text:span><text:span text:style-name="T2">, </text:span><text:span text:style-name="Emphasis"><text:span text:style-name="T2">1</text:span></text:span><text:span text:style-name="T2">(4):e00444-13. DOI: </text:span><text:a xlink:type="simple" xlink:href="http://www.ncbi.nlm.nih.gov/pmc/articles/PMC3709143/" office:target-frame-name="_blank" xlink:show="new" text:style-name="Internet_20_link" text:visited-style-name="Visited_20_Internet_20_Link"><text:span text:style-name="T2">10.1128/genomeA.00444-13</text:span></text:a><text:span text:style-name="T2">.</text:span></text:p>
        </text:list-item>
        <text:list-item>
          <text:p text:style-name="P26"><text:span text:style-name="T2">Mauro-Herrera, M., Wang, X., Barbier, H., Brutnell, T.P., Devos, K.M., &amp; Doust, A.N. (2013). Genetic Control and Comparative Genomic Analysis of Flowering Time in Setaria (Poaceae), </text:span><text:span text:style-name="Emphasis"><text:span text:style-name="T2">G3-Genes Genomes Genetics</text:span></text:span><text:span text:style-name="T2">,</text:span><text:span text:style-name="Emphasis"><text:span text:style-name="T2"> 3</text:span></text:span><text:span text:style-name="T2">(2), 283-295. DOI: </text:span><text:a xlink:type="simple" xlink:href="http://www.ncbi.nlm.nih.gov/pubmed/23390604" office:target-frame-name="_blank" xlink:show="new" text:style-name="Internet_20_link" text:visited-style-name="Visited_20_Internet_20_Link"><text:span text:style-name="T2">10.1534/g3.112.005207</text:span></text:a><text:span text:style-name="T2">.</text:span></text:p>
        </text:list-item>
        <text:list-item>
          <text:p text:style-name="P26"><text:span text:style-name="T2">Neeman, H., Brunson, D., Deaton, J., Gray, Z., Huebsch, E., Gentis, D., &amp; Horton, D. (2013). The Oklahoma Cyberinfrastructure Initiative. Proc. XSEDE'13, article 70. DOI: </text:span><text:a xlink:type="simple" xlink:href="http://dl.acm.org/citation.cfm?doid=2484762.2484793%7C" office:target-frame-name="_blank" xlink:show="new" text:style-name="Internet_20_link" text:visited-style-name="Visited_20_Internet_20_Link"><text:span text:style-name="T2">10.1145/2484762.2484793</text:span></text:a><text:span text:style-name="T2">.</text:span></text:p>
        </text:list-item>
        <text:list-item>
          <text:p text:style-name="P26"><text:span text:style-name="T2">Norouzzadeh, P., Myles, C.W., &amp; Vashaee, D. (2013). Electronic, elastic, vibrational and thermodynamic properties of type-VIII clathrates Ba</text:span><text:span text:style-name="T7">8</text:span><text:span text:style-name="T2">Ga</text:span><text:span text:style-name="T7">16</text:span><text:span text:style-name="T2">Sn</text:span><text:span text:style-name="T7">30</text:span><text:span text:style-name="T2"> and Ba</text:span><text:span text:style-name="T7">8</text:span><text:span text:style-name="T2">Al</text:span><text:span text:style-name="T7">16</text:span><text:span text:style-name="T2">Sn</text:span><text:span text:style-name="T7">30</text:span><text:span text:style-name="T2"> by first principles. </text:span><text:span text:style-name="Emphasis"><text:span text:style-name="T2">Journal of Applied Physics</text:span></text:span><text:span text:style-name="T2">, </text:span><text:span text:style-name="Emphasis"><text:span text:style-name="T2">114</text:span></text:span><text:span text:style-name="T2">. DOI: </text:span><text:a xlink:type="simple" xlink:href="http://scitation.aip.org/content/aip/journal/jap/114/16/10.1063/1.4826213" office:target-frame-name="_blank" xlink:show="new" text:style-name="Internet_20_link" text:visited-style-name="Visited_20_Internet_20_Link"><text:span text:style-name="T2">10.1063/1.4826213</text:span></text:a></text:p>
        </text:list-item>
        <text:list-item>
          <text:p text:style-name="P26"><text:span text:style-name="T2">Nguyen, M.T., &amp; Rahnavard, N. (2013). Cluster-Based Energy-Efficient Data Collection in Wireless Sensor Networks Utilizing Compressive Sensing. </text:span><text:span text:style-name="Emphasis"><text:span text:style-name="T2">2013 Military Communications Conference, MILCOM 2013 - 2013 IEEE</text:span></text:span><text:span text:style-name="T2">, 1708-1713, San Diego, CA. DOI: </text:span><text:a xlink:type="simple" xlink:href="http://ieeexplore.ieee.org/stamp/stamp.jsp?arnumber=6735871" office:target-frame-name="_blank" xlink:show="new" text:style-name="Internet_20_link" text:visited-style-name="Visited_20_Internet_20_Link"><text:span text:style-name="T2">10.1109/MILCOM.2013.289</text:span></text:a></text:p>
        </text:list-item>
        <text:list-item>
          <text:p text:style-name="P26"><text:span text:style-name="T2">Pham, P.*, &amp; Guo, Y. (2013). A Semiclassical Study of Cis-Trans Isomerization in HONO Using an Interpolating Moving Least-Squares Potential, </text:span><text:span text:style-name="Emphasis"><text:span text:style-name="T2">Journal of Chemical Physics</text:span></text:span><text:span text:style-name="T2">, </text:span><text:span text:style-name="Emphasis"><text:span text:style-name="T2">138</text:span></text:span><text:span text:style-name="T2">(14), 144304. DOI: </text:span><text:a xlink:type="simple" xlink:href="https://www.ncbi.nlm.nih.gov/pubmed/24981532" office:target-frame-name="_blank" xlink:show="new" text:style-name="Internet_20_link" text:visited-style-name="Visited_20_Internet_20_Link"><text:span text:style-name="T2">10.1063.1.4799270</text:span></text:a></text:p>
        </text:list-item>
        <text:list-item>
          <text:p text:style-name="P26"><text:span text:style-name="T2">Schoenknecht, G., Chen, W.H., Ternes, C.M., Barbier, G.G., Srestha, R.P., ... Weber, A.P. (2013). Gene Transfer from Bacteria and Archaea Facilitated Evolution of an Extremophilic Eukaryote, </text:span><text:span text:style-name="Emphasis"><text:span text:style-name="T2">Science</text:span></text:span><text:span text:style-name="T2">, </text:span><text:span text:style-name="Emphasis"><text:span text:style-name="T2">339</text:span></text:span><text:span text:style-name="T2">(6124), 1207-1210. DOI: </text:span><text:a xlink:type="simple" xlink:href="http://www.ncbi.nlm.nih.gov/pubmed/23471408" office:target-frame-name="_blank" xlink:show="new" text:style-name="Internet_20_link" text:visited-style-name="Visited_20_Internet_20_Link"><text:span text:style-name="T2">10.1126/science.1231707</text:span></text:a></text:p>
        </text:list-item>
        <text:list-item>
          <text:p text:style-name="P26"><text:span text:style-name="T2">Schrick, E.K., Forget, T.J., Roewe, K.D., Schrick, A.C., Moore, C.E., Golen, J.A., Rheingold, A.L., Materer, N.F, &amp; Weinert, C.S. (2013). Substituent Effects in Digermanes: Electrochemical, Theoretical, and Structural Investigations, </text:span><text:span text:style-name="Emphasis"><text:span text:style-name="T2">Organometallics</text:span></text:span><text:span text:style-name="T2">, </text:span><text:span text:style-name="Emphasis"><text:span text:style-name="T2">32</text:span></text:span><text:span text:style-name="T2">(7), 2245-2256. DOI: </text:span><text:a xlink:type="simple" xlink:href="http://pubs.acs.org/doi/abs/10.1021/om400132z" office:target-frame-name="_blank" xlink:show="new" text:style-name="Internet_20_link" text:visited-style-name="Visited_20_Internet_20_Link"><text:span text:style-name="T2">10.1021/om400132z</text:span></text:a></text:p>
        </text:list-item>
        <text:list-item>
          <text:p text:style-name="P26"><text:soft-page-break/><text:span text:style-name="T2">Schumacher, L.L., Love, B.C., Ferrell, M., DeSilva, U., Fernando, R., &amp; Ritchey, J.R. (2013). Canine intestinal histoplasmosis containing Hyphal Forms, Journal of Veterinary Diagnostic Information, 25(2), 304-307. DOI: </text:span><text:a xlink:type="simple" xlink:href="http://www.ncbi.nlm.nih.gov/pubmed/23512926" office:target-frame-name="_blank" xlink:show="new" text:style-name="Internet_20_link" text:visited-style-name="Visited_20_Internet_20_Link"><text:span text:style-name="T2">10.1177/1040638713479604</text:span></text:a></text:p>
        </text:list-item>
        <text:list-item>
          <text:p text:style-name="P26"><text:span text:style-name="T9">Stobbe, A.H.*, Daniels, J.*, Espindola, A.S.*, Verma, R., Melcher, U., Ochoa-Corona, F., Garzon, C., Fletcher, J., &amp; Schneider, W. (2013). E-probe Diagnostic Nucleic acid Analysis (EDNA): A theoretical approach for handling of next generation sequencing data for diagnostics, </text:span><text:span text:style-name="Emphasis"><text:span text:style-name="T9">J. Micro. Methods</text:span></text:span><text:span text:style-name="T9">, </text:span><text:span text:style-name="Emphasis"><text:span text:style-name="T9">94</text:span></text:span><text:span text:style-name="T9">(3), 356-366. DOI: </text:span><text:a xlink:type="simple" xlink:href="http://dx.doi.org/10.1016/j.mimet.2013.07.002" office:target-frame-name="_blank" xlink:show="new" text:style-name="Internet_20_link" text:visited-style-name="Visited_20_Internet_20_Link">10.1016/j.mimet.2013.07.002</text:a></text:p>
        </text:list-item>
        <text:list-item>
          <text:p text:style-name="P26"><text:span text:style-name="T2">Wang, S., &amp; Rahnavard, N. (2013). Binary Compressive Sensing via Sum of L-1 norm and L-infinity norm Regularization, </text:span><text:span text:style-name="Emphasis"><text:span text:style-name="T2">2013 Military Communications Conference, MILCOM 2013 - 2013 IEEE</text:span></text:span><text:span text:style-name="T2">, 1616-1621, San Diego, CA. DOI: </text:span><text:a xlink:type="simple" xlink:href="http://ieeexplore.ieee.org/stamp/stamp.jsp?arnumber=6735856" office:target-frame-name="_blank" xlink:show="new" text:style-name="Internet_20_link" text:visited-style-name="Visited_20_Internet_20_Link"><text:span text:style-name="T2">10.1109/MILCOM.2013.274</text:span></text:a></text:p>
        </text:list-item>
        <text:list-item>
          <text:p text:style-name="P26"><text:span text:style-name="T2">Wasala, L., Talley, J.L., DeSilva, U., Fletcher, J., &amp; Wayadande, A. (2013). Transfer of Escherichia coli O157:H7 to Spinach by House Flies, Musca domestica (Diptera: Muscidae), Phytopathology, 103(4), 373-380. DOI: </text:span><text:a xlink:type="simple" xlink:href="http://www.ncbi.nlm.nih.gov/pubmed/23425236" office:target-frame-name="_blank" xlink:show="new" text:style-name="Internet_20_link" text:visited-style-name="Visited_20_Internet_20_Link"><text:span text:style-name="T2">10.1094/PHYTO-09-12-0217-FL</text:span></text:a></text:p>
        </text:list-item>
        <text:list-item>
          <text:p text:style-name="P26"><text:span text:style-name="T2">Youssef, N.H., Couger, M.B., Struchtemeyer, C.G., Liggenstoffer, A.S., Prade, R.A., Najar, F.Z., Atiyeh, H.K., Wilkins, M.R., &amp; Elshahed, M.S. (2013). Genome of the anaerobic fungus Orpinomyces sp. C1A reveals the unique evolutionary history of a remarkable plant biomass degrader, </text:span><text:span text:style-name="Emphasis"><text:span text:style-name="T2">Appl. Environ. Microbiol</text:span></text:span><text:span text:style-name="T2">, </text:span><text:span text:style-name="Emphasis"><text:span text:style-name="T2">79</text:span></text:span><text:span text:style-name="T2">(15), 4620-4634. DOI: </text:span><text:a xlink:type="simple" xlink:href="http://aem.asm.org/content/79/15/4620.full.pdf+html?sid=402ae957-27e3-458e-b051-3fc702179dad" office:target-frame-name="_blank" xlink:show="new" text:style-name="Internet_20_link" text:visited-style-name="Visited_20_Internet_20_Link"><text:span text:style-name="T2">10.1128/AEM.00821-13</text:span></text:a><text:span text:style-name="T2">.</text:span></text:p>
        </text:list-item>
      </text:list>
      <text:p text:style-name="Text_20_body"/>
      <text:p text:style-name="P4">Dissertations, theses &amp; posters</text:p>
      <text:list xml:id="list4148304946529778529" text:style-name="L9">
        <text:list-item>
          <text:p text:style-name="P27"><text:span text:style-name="T2">Borja, G. (2013). The evolutionary history of Paysonia (Brassicaceae) [</text:span><text:a xlink:type="simple" xlink:href="http://shareok.org/bitstream/handle/11244/11144/Borja_okstate_0664M_12950.pdf?sequence=1&amp;isAllowed=y" office:target-frame-name="_blank" xlink:show="new" text:style-name="Internet_20_link" text:visited-style-name="Visited_20_Internet_20_Link"><text:span text:style-name="T2">master's </text:span></text:a><text:a xlink:type="simple" xlink:href="https://shareok.org/bitstream/handle/11244/11144/Borja_okstate_0664M_12950.pdf?sequence=1&amp;isAllowed=y" office:target-frame-name="_blank" xlink:show="new" text:style-name="Internet_20_link" text:visited-style-name="Visited_20_Internet_20_Link"><text:span text:style-name="T2">thesis</text:span></text:a><text:span text:style-name="T2">]. [Stillwater, OK]: Department of Botany, Oklahoma State University. Advisor: Andrew Doust.</text:span></text:p>
        </text:list-item>
        <text:list-item>
          <text:p text:style-name="P10">Chen, S. (2013). Nonparametric ANOVA using kernel methods [dissertation]. [Stillwater, OK]: Department of Statistics, Oklahoma State University. Advisor: Ibrahim Ahmad.</text:p>
        </text:list-item>
        <text:list-item>
          <text:p text:style-name="P10">Dai, S. (2013 July). The computational studies on Hydrogen bond switch in biological proton transfer [master's thesis]. [Stillwater, OK]: Department of Physics, Oklahoma State University. Advisor: Aihua Xie.</text:p>
        </text:list-item>
        <text:list-item>
          <text:p text:style-name="P10">Davis, M.R. (2013). Molecular coordination of Iron homeostasis by miRNA [dissertation]. [Stillwater, OK]: Deparment of Nutritional Sciences, Oklahoma State University. Advisor: Patricia Canaan.</text:p>
        </text:list-item>
        <text:list-item>
          <text:p text:style-name="P10">Kang, Z. (2013). Development and application of infrared structural biology [dissertation]. [Stillwater, OK]: Department of Physics, Oklahoma State University. Advisor: Aihua Xie.</text:p>
        </text:list-item>
        <text:list-item>
          <text:p text:style-name="P10">Li, X. (2013). A penalized maximum likelihood method for predicting phenotypes from genotypes of arbitrary related individuals [dissertation]. [Stillwater, OK]: Department of Statistics, Oklahoma State University. Advisor: Lan Zhu.    </text:p>
        </text:list-item>
        <text:list-item>
          <text:p text:style-name="P27"><text:span text:style-name="T2">Nicholson, J. (2013). Methods of association for genome data with rare variants and a multinomal response [</text:span><text:a xlink:type="simple" xlink:href="https://shareok.org/bitstream/handle/11244/10978/Nicholson_okstate_0664D_12723.pdf?sequence=1&amp;isAllowed=y" office:target-frame-name="_blank" xlink:show="new" text:style-name="Internet_20_link" text:visited-style-name="Visited_20_Internet_20_Link"><text:span text:style-name="T2">dissertation</text:span></text:a><text:span text:style-name="T2">]. [Stillwater, OK]: Department of Statistics, Oklahoma State University. Advisor: Lan Zhu.</text:span></text:p>
        </text:list-item>
        <text:list-item>
          <text:p text:style-name="P10">Pham, P. (2013). Semiclassical calculations of tunneling using interpolating moving least-squares potentials [dissertation]. [Stillwater, OK]: Department of Physics, Oklahoma State University. Advisor: Yin Guo.</text:p>
        </text:list-item>
        <text:list-item>
          <text:p text:style-name="P10">Stobbe, A.H. (2013). Virus detection in a metagenomic sequence dataset, methods and applications [dissertation]. [Stillwater, OK]: Department of Biochemistry &amp; Molecular Biology, Oklahoma State University. Advisor: Ulrich Melcher.</text:p>
        </text:list-item>
        <text:list-item>
          <text:p text:style-name="P27"><text:span text:style-name="T2">Stowe, M. (2013). Neural network capacity with Delta learning and linear thresholds [</text:span><text:a xlink:type="simple" xlink:href="https://shareok.org/bitstream/handle/11244/11190/Stowe_okstate_0664M_12858.pdf?sequence=1&amp;isAllowed=y" office:target-frame-name="_blank" xlink:show="new" text:style-name="Internet_20_link" text:visited-style-name="Visited_20_Internet_20_Link"><text:span text:style-name="T2">master's thesis</text:span></text:a><text:span text:style-name="T2">]. [Stillwater, OK]: Department of Computer Science, Oklahoma State University. Advisor: Subhash Kak.</text:span></text:p>
        </text:list-item>
        <text:list-item>
          <text:p text:style-name="P10">Weirick, T. (2013). In-silico approaches for the identification and characterization of lignin metabolism-related enzymes and pathways [master's thesis]. [Stillwater, OK]: Department of Biochemistry &amp; Molecular Biology, Oklahoma State University. Advisor: Rakesh Kaundal.</text:p>
        </text:list-item>
      </text:list>
      <text:p text:style-name="Text_20_body"><text:soft-page-break/></text:p>
      <text:p text:style-name="Horizontal_20_Line"/>
      <text:p text:style-name="Text_20_body"/>
      <text:h text:style-name="P1" text:outline-level="3"><text:bookmark text:name="2012"/>2012</text:h>
      <text:list xml:id="list3428551242787806007" text:style-name="L10">
        <text:list-item>
          <text:p text:style-name="P11">Bukkapatnam, S.T.S., Cheng, C, &amp; Kumara, S. (2012). Time-series informatics for advanced laser based processing and nanomanufacturing. White Paper for Gavriel Salvendy International Symposium on Frontiers in Industrial Engineering.</text:p>
        </text:list-item>
        <text:list-item>
          <text:p text:style-name="P28"><text:span text:style-name="T2">Cheng, C., Bukkapatnam, S.T.S, Raff, L.M., Hagan, M., &amp; Komanduri, R. (2012). Scaling up Monte Carlo simulation of carbon nanotube nucleation and growth using nonlinear dynamic predictions, </text:span><text:span text:style-name="Emphasis"><text:span text:style-name="T2">Chemical Physics Letters</text:span></text:span><text:span text:style-name="T2">, </text:span><text:span text:style-name="Emphasis"><text:span text:style-name="T2">530</text:span></text:span><text:span text:style-name="T2">, 81-85. DOI:</text:span><text:a xlink:type="simple" xlink:href="https://www.researchgate.net/publication/256683060_Monte_Carlo_simulation_of_carbon_nanotube_nucleation_and_growth_using_nonlinear_dynamic_predictions" office:target-frame-name="_blank" xlink:show="new" text:style-name="Internet_20_link" text:visited-style-name="Visited_20_Internet_20_Link"><text:span text:style-name="T2"> 10.1016/j.cplett.2012.01.067</text:span></text:a><text:span text:style-name="T2">.</text:span></text:p>
        </text:list-item>
        <text:list-item>
          <text:p text:style-name="P28"><text:span text:style-name="T2">Cheng, C., Bukkapatnam, S.T.S, Raff, L.M., &amp; Komanduri, R. (2012). Towards control of carbon nanotube synthesis process using prediction-based fast Monte Carlo simulations, </text:span><text:span text:style-name="Emphasis"><text:span text:style-name="T2">Journal of Manufacturing Systems</text:span></text:span><text:span text:style-name="T2">, </text:span><text:span text:style-name="Emphasis"><text:span text:style-name="T2">31</text:span></text:span><text:span text:style-name="T2">(4): 438-443. DOI: </text:span><text:a xlink:type="simple" xlink:href="http://www.sciencedirect.com/science/article/pii/S0278612512000416" office:target-frame-name="_blank" xlink:show="new" text:style-name="Internet_20_link" text:visited-style-name="Visited_20_Internet_20_Link"><text:span text:style-name="T2">10.1016.j.jmsy.2012.06.006</text:span></text:a><text:span text:style-name="T2">.</text:span></text:p>
        </text:list-item>
        <text:list-item>
          <text:p text:style-name="P11">Cheng, C., Bukkapatnam, S.T.S., Raff, L.M., &amp; Komanduri, R. (2012). Novel Nanoinformatics methods for scaling up atomistic-scale simulation of carbon nanotube synthesis. Proceedings of the 2012 Industrial and Systems Engineering Research Conference.</text:p>
        </text:list-item>
        <text:list-item>
          <text:p text:style-name="P28"><text:span text:style-name="T2">Constantin, P., Lai, M., Sharma, R., Tseng, Y., &amp; Wu, J. (2012). New numerical results for the surface quasi-geostrophic equation. </text:span><text:span text:style-name="Emphasis"><text:span text:style-name="T2">Journal of Scientific Computing</text:span></text:span><text:span text:style-name="T2">, </text:span><text:span text:style-name="Emphasis"><text:span text:style-name="T2">5</text:span></text:span><text:span text:style-name="T2">, 1-28. DOI: </text:span><text:a xlink:type="simple" xlink:href="http://link.springer.com/article/10.1007/s10915-011-9471-9" office:target-frame-name="_blank" xlink:show="new" text:style-name="Internet_20_link" text:visited-style-name="Visited_20_Internet_20_Link"><text:span text:style-name="T2">10.1007/s10915-011-9471-9</text:span></text:a></text:p>
        </text:list-item>
        <text:list-item>
          <text:p text:style-name="P28"><text:span text:style-name="T2">Davis, M.R., Rendina, E., Peterson, S.K., Lucas, E.A., Smith, B.J., &amp; Clarke, S.L. (2012). Enhanced Expression of Lipogenic Genes May Contribute to Hyperglycemia and Alterations in plasma lipids in response to dietary iron deficiency, </text:span><text:span text:style-name="Emphasis"><text:span text:style-name="T2">Genes &amp; Nutrition</text:span></text:span><text:span text:style-name="T2">, </text:span><text:span text:style-name="Emphasis"><text:span text:style-name="T2">7</text:span></text:span><text:span text:style-name="T2">(3), 415-425.  (epub 2012 Jan 7). DOI: </text:span><text:a xlink:type="simple" xlink:href="http://www.ncbi.nlm.nih.gov/pubmed/22228222" office:target-frame-name="_blank" xlink:show="new" text:style-name="Internet_20_link" text:visited-style-name="Visited_20_Internet_20_Link"><text:span text:style-name="T2">10.1007/s12263-D11-0278-y</text:span></text:a></text:p>
        </text:list-item>
        <text:list-item>
          <text:p text:style-name="P28"><text:span text:style-name="T2">Espindola, A.S.*, Garzon, C.D., Fletcher, J., &amp; Schneider, W.L. (2012). Validation of EDNA, a newly developed bioinformatics tool, for the detection of Pythium ultimum from metagenomic samples,</text:span><text:span text:style-name="Emphasis"><text:span text:style-name="T2"> Phytopathology,</text:span></text:span><text:span text:style-name="T2"> </text:span><text:span text:style-name="Emphasis"><text:span text:style-name="T2">102</text:span></text:span><text:span text:style-name="T2">(supplement), Annual Meeting of the American Phytopathological Society. </text:span></text:p>
        </text:list-item>
        <text:list-item>
          <text:p text:style-name="P11">Fernando, B.R., Hermansky, S., Kim, H., Bible, M.R., Carter, S.D., &amp; DeSilva, U. (2012). Impact of diet on swine fecal microbiome. Proceedings of the International Conference on the Status of Plant and Animal Genome Research, San Diego, USA.</text:p>
        </text:list-item>
        <text:list-item>
          <text:p text:style-name="P28"><text:span text:style-name="T2">Handa, S., &amp; Slaughter, L.M.* (2012). </text:span><text:a xlink:type="simple" xlink:href="http://onlinelibrary.wiley.com/journal/10.1002/(ISSN)1521-3773/homepage/cover/2012_51_12b.html" text:style-name="Internet_20_link" text:visited-style-name="Visited_20_Internet_20_Link"><text:span text:style-name="T2">Enantioselective alkynylbenzaldehyde cyclizations catalyzed by chiral gold(I) acyclic diaminocarbene complexes containing weak Au-arene interactions.”</text:span></text:a><text:span text:style-name="T2"> Angewandte Chemie International Edition 2012, 51, 2912-2915. Designated a Very Important Paper (top 5%) by the referees and featured on the journal back cover for April 2012</text:span></text:p>
        </text:list-item>
        <text:list-item>
          <text:p text:style-name="P28"><text:span text:style-name="T2">Pajouh, F.M., Miao, Z., &amp; Balasundaram, B. (2012). A branch-and-bound approach for maximum quasi-cliques, </text:span><text:span text:style-name="Emphasis"><text:span text:style-name="T2">Annals of Operations Research</text:span></text:span><text:span text:style-name="T2">, </text:span><text:span text:style-name="Emphasis"><text:span text:style-name="T2">216</text:span></text:span><text:span text:style-name="T2">(1), 145-161. DOI: </text:span><text:a xlink:type="simple" xlink:href="http://link.springer.com/article/10.1007/s10479-012-1242-y" office:target-frame-name="_blank" xlink:show="new" text:style-name="Internet_20_link" text:visited-style-name="Visited_20_Internet_20_Link"><text:span text:style-name="T2">10.1007/s10479-012-1242-y</text:span></text:a><text:span text:style-name="T2">.</text:span></text:p>
        </text:list-item>
        <text:list-item>
          <text:p text:style-name="P28"><text:span text:style-name="T2">Pelser, P.B., Abbott, R.J, Comes, H.P., Milton, J.J., Moeller, M., Loosely, M.E., Cron, G.V., Barcelona, J.F., Kennedy, A.H., Watson, L.E., Barone, R., Hernández, F., &amp; Kadereit, J.W. (2012). The genetic ghost of an invasion past: Ancient long-distance dispersal, colonization, and extinction revealed by historical hybridization in Senecio, </text:span><text:span text:style-name="Emphasis"><text:span text:style-name="T2">Molecular Ecology</text:span></text:span><text:span text:style-name="T2">, 21, 369-387. DOI: </text:span><text:a xlink:type="simple" xlink:href="http://onlinelibrary.wiley.com/store/10.1111/j.1365-294X.2011.05399.x/asset/j.1365-294X.2011.05399.x.pdf;jsessionid=E7BC2163C23B54ED14149CD7CF0B6B0B.f04t04?v=1&amp;t=itg0wgvk&amp;s=6593e6081992bb3dee333d3b30b2af243c4d4d58" office:target-frame-name="_blank" xlink:show="new" text:style-name="Internet_20_link" text:visited-style-name="Visited_20_Internet_20_Link"><text:span text:style-name="T2">10.1111/j.1365-294X.2011.05399.x</text:span></text:a></text:p>
        </text:list-item>
        <text:list-item>
          <text:p text:style-name="P28"><text:span text:style-name="T2">Ray, A., Saykhedkar, S., Ayoubi-Canaan, P., Hartson, S.D., Prade, R., &amp; Mort, A.J. (2012). Phanerochaete chrysosporium produces a diverse array of extracellular enzymes when grown on sorghum, </text:span><text:span text:style-name="Emphasis"><text:span text:style-name="T2">Applied Microbiology and Biotechnology</text:span></text:span><text:span text:style-name="T2">, </text:span><text:span text:style-name="Emphasis"><text:span text:style-name="T2">93</text:span></text:span><text:span text:style-name="T2">(5), 2075-2089. DOI: </text:span><text:a xlink:type="simple" xlink:href="https://www.ncbi.nlm.nih.gov/pubmed/22290653" office:target-frame-name="_blank" xlink:show="new" text:style-name="Internet_20_link" text:visited-style-name="Visited_20_Internet_20_Link"><text:span text:style-name="T2">10.1007/s00253-012-3907-5</text:span></text:a></text:p>
        </text:list-item>
        <text:list-item>
          <text:p text:style-name="P28"><text:soft-page-break/><text:span text:style-name="T2">Sattar, S., Addo-Quaye, C., Song, Y., Anstead, J.A., Sunkar, R., &amp; Thompson, G.A. (2012). Expression of Small RNA in Aphis gossypii and Its Potential Role in the Resistance Interaction with Melon, PLoS ONE, 7(11), e48579. DOI:</text:span><text:a xlink:type="simple" xlink:href="http://www.ncbi.nlm.nih.gov/pubmed/23173035" office:target-frame-name="_blank" xlink:show="new" text:style-name="Internet_20_link" text:visited-style-name="Visited_20_Internet_20_Link"><text:span text:style-name="T2">10.1371/journal.pone.0048579</text:span></text:a></text:p>
        </text:list-item>
        <text:list-item>
          <text:p text:style-name="P28"><text:span text:style-name="T2">Sattar, S., Song, Y., Anstead, J.A., Sunkar, R., &amp; Thompson, G.A. (2012). Cucumis melo microRNA expression profile during aphid herbivory in a resistant and susceptible interaction, </text:span><text:span text:style-name="Emphasis"><text:span text:style-name="T2">Molecular Plant-Microbe Interactions</text:span></text:span><text:span text:style-name="T2">, </text:span><text:span text:style-name="Emphasis"><text:span text:style-name="T2">25</text:span></text:span><text:span text:style-name="T2">(6), 839-48. DOI: </text:span><text:a xlink:type="simple" xlink:href="http://www.ncbi.nlm.nih.gov/pubmed/22375710" office:target-frame-name="_blank" xlink:show="new" text:style-name="Internet_20_link" text:visited-style-name="Visited_20_Internet_20_Link"><text:span text:style-name="T2">10.1094/MPMI-09-11-0252</text:span></text:a><text:span text:style-name="T2">.</text:span></text:p>
        </text:list-item>
        <text:list-item>
          <text:p text:style-name="P28"><text:span text:style-name="T2">Saykhedkar, S., Ray, A., Ayoubi-Canaan, P., Hartson, S.D., Prade, R., &amp; Mort, A.J. (2012). A time course analysis of the extracellular proteome of Aspergillus nidulans growing on sorghum stover, </text:span><text:span text:style-name="Emphasis"><text:span text:style-name="T2">Biotechnology for Biofuels</text:span></text:span><text:span text:style-name="T2">, </text:span><text:span text:style-name="Emphasis"><text:span text:style-name="T2">5</text:span></text:span><text:span text:style-name="T2">(1), 52. DOI: </text:span><text:a xlink:type="simple" xlink:href="http://www.ncbi.nlm.nih.gov/pubmed/22835028" office:target-frame-name="_blank" xlink:show="new" text:style-name="Internet_20_link" text:visited-style-name="Visited_20_Internet_20_Link"><text:span text:style-name="T2">10.1186/1754-6834-5-52</text:span></text:a></text:p>
        </text:list-item>
        <text:list-item>
          <text:p text:style-name="P11">Schneider, W.L., Stobbe, A.H.*, Daniels, J.*, Espindola, A.S.*, Verma, R., &amp; Blagden, T. (2012). Next-generation diagnostics: Eliminating the excessive sequence processing associated with next-generation sequencing using EDNA. Phytopathology 102 (supplement)</text:p>
        </text:list-item>
        <text:list-item>
          <text:p text:style-name="P11">Stobbe, A.H.*, Melcher, U.K., Fletcher, J., &amp; Schneider, W.L. (2012). Validation of a unique sequence-based detection of plant pathogens using next-generation sequence data. Phytopathology 102 (supplement)</text:p>
        </text:list-item>
        <text:list-item>
          <text:p text:style-name="P28"><text:span text:style-name="T2">Stobbe, A.H., Melcher, U., Palmer M.W., Roossinck, M.J., &amp; Shen, G. (2012). Co-divergence and host-switching in the evolution of tobamoviruses,</text:span><text:span text:style-name="Emphasis"><text:span text:style-name="T2"> J. Gen. Virol</text:span></text:span><text:span text:style-name="T2">, </text:span><text:span text:style-name="Emphasis"><text:span text:style-name="T2">93</text:span></text:span><text:span text:style-name="T2">(Pt. 2), 408 - 418. DOI: </text:span><text:a xlink:type="simple" xlink:href="http://www.ncbi.nlm.nih.gov/pubmed/22049092" office:target-frame-name="_blank" xlink:show="new" text:style-name="Internet_20_link" text:visited-style-name="Visited_20_Internet_20_Link"><text:span text:style-name="T2">10.1099/vir.0.034280-0</text:span></text:a><text:span text:style-name="T2">.</text:span></text:p>
        </text:list-item>
        <text:list-item>
          <text:p text:style-name="P11">Stobbe, A.H., Melcher U.K., &amp; Schneider, W.L. (2012). Designing and validation of e-probes to strain type Plum pox virus, Phytopathology, 102 (supplement)</text:p>
        </text:list-item>
        <text:list-item>
          <text:p text:style-name="P28"><text:span text:style-name="T2">Verma, R. &amp; Melcher, U. (2012). A Support Vector Machine based method to distinguish proteobacterial proteins from eukaryotic plant proteins, </text:span><text:span text:style-name="Emphasis"><text:span text:style-name="T2">BMC Bioinformatics</text:span></text:span><text:span text:style-name="T2">, </text:span><text:span text:style-name="Emphasis"><text:span text:style-name="T2">13(S15)</text:span></text:span><text:span text:style-name="T2">:S9. DOI: </text:span><text:a xlink:type="simple" xlink:href="http://bmcbioinformatics.biomedcentral.com/articles/10.1186/1471-2105-13-S15-S9" office:target-frame-name="_blank" xlink:show="new" text:style-name="Internet_20_link" text:visited-style-name="Visited_20_Internet_20_Link"><text:span text:style-name="T2">10.1186.1471-2105-13-S15-S9</text:span></text:a><text:span text:style-name="T2">.</text:span></text:p>
        </text:list-item>
        <text:list-item>
          <text:p text:style-name="P29"><text:span text:style-name="T2">Yerramsetty, K.M., Neely, B.J., &amp; Gasem, K.A. (2012). A Non-Linear Structure-Property Model for Octanol-Water Partition Coeefficient, </text:span><text:span text:style-name="Emphasis"><text:span text:style-name="T9">Fluid Phase Equilib.</text:span></text:span><text:span text:style-name="T9">, 332, 85–93. DOI: </text:span><text:a xlink:type="simple" xlink:href="http://www.ncbi.nlm.nih.gov/pubmed/23185102" office:target-frame-name="_blank" xlink:show="new" text:style-name="Internet_20_link" text:visited-style-name="Visited_20_Internet_20_Link">10.1016/j.fluid.2012.07.001</text:a><text:span text:style-name="T9">.</text:span></text:p>
        </text:list-item>
        <text:list-item>
          <text:p text:style-name="P28"><text:span text:style-name="T2">Youssef, N.H., Ashlock-Savage, K.N., &amp; Elshahed, M.S. (2012). Phylogenetic diversities and community structure of members of the extremely halophilic Archaea (order Halobacteriales) in multiple saline sediment habitats, </text:span><text:span text:style-name="Emphasis"><text:span text:style-name="T2">Applied and Environmental Microbiology</text:span></text:span><text:span text:style-name="T2">, 78(5),1332-1344. DOI: </text:span><text:a xlink:type="simple" xlink:href="http://aem.asm.org/content/78/5/1332.full" office:target-frame-name="_blank" xlink:show="new" text:style-name="Internet_20_link" text:visited-style-name="Visited_20_Internet_20_Link"><text:span text:style-name="T2">10.1128/AEM.07420-11</text:span></text:a><text:span text:style-name="T2">.</text:span></text:p>
        </text:list-item>
        <text:list-item>
          <text:p text:style-name="P28"><text:span text:style-name="T2">Zhu, L., Chen, S., Jiang, Z., Zhang, Z., Ku, H., Li, X., McCann, M., Harris, S., Lust, G., Jones, P., &amp; Todhunter, R. (2012). Identification of quantitative trait loci for canine hip dysplasia by two sequential multipoint linkage analyses, </text:span><text:span text:style-name="Emphasis"><text:span text:style-name="T2">Journal of Applied Statistics</text:span></text:span><text:span text:style-name="T2">, </text:span><text:span text:style-name="Emphasis"><text:span text:style-name="T2">39</text:span></text:span><text:span text:style-name="T2">(8), 1719-1731. DOI: </text:span><text:a xlink:type="simple" xlink:href="http://vet.cornell.edu/faculty/Todhunter/docs/LAnAppliedStatisticspaperprinted.pdf" office:target-frame-name="_blank" xlink:show="new" text:style-name="Internet_20_link" text:visited-style-name="Visited_20_Internet_20_Link"><text:span text:style-name="T2">10.1080/02664763.2012.673121</text:span></text:a><text:span text:style-name="T2">.</text:span></text:p>
        </text:list-item>
      </text:list>
      <text:p text:style-name="Text_20_body"/>
      <text:p text:style-name="P4">Dissertations &amp; theses</text:p>
      <text:list xml:id="list8930522366622645916" text:style-name="L11">
        <text:list-item>
          <text:p text:style-name="P12">Adhikari, S. (2012). Differential Gene Expression During Adipogenesis in Cultured Bovine Adipocytes [master's thesis]. [Stillwater, OK].</text:p>
        </text:list-item>
        <text:list-item>
          <text:p text:style-name="P12">Ding, T. (2012). The analysis of the diversity and distribution of leaf endophytic bacterial communities [dissertation]. [Stillwater, OK]: Department of Biochemistry &amp; Molecular Biology, Oklahoma State University. Advisor: Ulrich Melcher.</text:p>
        </text:list-item>
        <text:list-item>
          <text:p text:style-name="P30"><text:span text:style-name="T2">Fernando, B.R. (2012). Metagenomic analysis of microbial communities in the bovine rumen [dissertation]. [Stillwater, OK]: Department of Animal Science, Oklahoma State University. Advisor: Udaya Desilva. Vol. 3554905, Oklahoma State University. Gradworks: </text:span><text:a xlink:type="simple" xlink:href="http://gradworks.umi.com/35/54/3554905.html" office:target-frame-name="_blank" xlink:show="new" text:style-name="Internet_20_link" text:visited-style-name="Visited_20_Internet_20_Link"><text:span text:style-name="T2">3554905</text:span></text:a></text:p>
        </text:list-item>
        <text:list-item>
          <text:p text:style-name="P12">Krumm, B. (2012). Structural and Functional Studies on the Modulation of Interleukin-18 Activity [dissertation]. [Stillwater, OK]: Department of Biochemistry &amp; Molecular Biology, Oklahoma State University. Advisor: Junpeng Deng.</text:p>
        </text:list-item>
        <text:list-item>
          <text:p text:style-name="P12"><text:soft-page-break/>Ku, H. (2012). Penalized likelihood regression approach for quantitative trait loci mapping [dissertation]. [Stillwater, OK]: Department of Statistics, Oklahoma State University. Advisor: Lan Zhu.</text:p>
        </text:list-item>
        <text:list-item>
          <text:p text:style-name="P30"><text:span text:style-name="T2">Pajouh, F.M. (2012). Polyhedral combinatorics, complexity &amp; algorithms in k-clubs in graphs [</text:span><text:a xlink:type="simple" xlink:href="https://shareok.org/bitstream/handle/11244/7774/Industrial%20Engineering%20%26%20Management_11.pdf?sequence=1&amp;isAllowed=y" office:target-frame-name="_blank" xlink:show="new" text:style-name="Internet_20_link" text:visited-style-name="Visited_20_Internet_20_Link"><text:span text:style-name="T2">dissertation</text:span></text:a><text:span text:style-name="T2">]. [Stillwater, OK]: Department of Industrial Engineering &amp; Management, Oklahoma State University. Advisor: Baski Balasundaram.</text:span></text:p>
        </text:list-item>
      </text:list>
      <text:p text:style-name="Text_20_body"/>
      <text:p text:style-name="Horizontal_20_Line"/>
      <text:p text:style-name="Text_20_body"/>
      <text:h text:style-name="P1" text:outline-level="3"><text:bookmark text:name="2011"/>2011</text:h>
      <text:list xml:id="list7182151302221819306" text:style-name="L12">
        <text:list-item>
          <text:p text:style-name="P31"><text:span text:style-name="T2">Allred, B.W, Fuhlendorf, S.D., Engle, D.M., &amp; Elmore, R.D. (2011). Ungulate preference for burned patches reveals strength of fire-grazing interaction. </text:span><text:span text:style-name="Emphasis"><text:span text:style-name="T2">Ecology and Evolution,</text:span></text:span><text:span text:style-name="T2"> </text:span><text:span text:style-name="T3">1</text:span><text:span text:style-name="T2">(2)</text:span><text:span text:style-name="T3">, </text:span><text:span text:style-name="T2">132-144 DOI: </text:span><text:a xlink:type="simple" xlink:href="https://www.ncbi.nlm.nih.gov/pmc/articles/PMC3287302/" office:target-frame-name="_blank" xlink:show="new" text:style-name="Internet_20_link" text:visited-style-name="Visited_20_Internet_20_Link"><text:span text:style-name="T2">10.1002/ece3.12</text:span></text:a></text:p>
        </text:list-item>
        <text:list-item>
          <text:p text:style-name="P31"><text:span text:style-name="T2">Allred, B.W., Fuhlendorf, S.D., &amp; Hamilton, R.G. (2011). The role of herbivores in Great Plains conservation: comparative ecology of bison and cattle. </text:span><text:span text:style-name="Emphasis"><text:span text:style-name="T2">Ecosphere</text:span></text:span><text:span text:style-name="T2">, </text:span><text:span text:style-name="Emphasis"><text:span text:style-name="T2">2</text:span></text:span><text:span text:style-name="T2">(3), 1-17. DOI: </text:span><text:a xlink:type="simple" xlink:href="http://onlinelibrary.wiley.com/doi/10.1890/ES10-00152.1/abstract" office:target-frame-name="_blank" xlink:show="new" text:style-name="Internet_20_link" text:visited-style-name="Visited_20_Internet_20_Link"><text:span text:style-name="T2">10.1890/ES10-00152.1</text:span></text:a></text:p>
        </text:list-item>
        <text:list-item>
          <text:p text:style-name="P13">Daniels, J., Stobbe, T., Espindola, A., Schneider, W.L., Fletcher, J, et al. (2011). In silico simulation of massively parallel sequencing as a diagnostic tool for bacterial phytopathogens. Phytopathology 101: S41-S41.</text:p>
        </text:list-item>
        <text:list-item>
          <text:p text:style-name="P13">Espindola A.S., Stobbe A.H., Daniels J, Fletcher J, Garzon CD, et al. (2011). Design and validation of queries for the detection of Puccinia graminis in simulated metagenomes. Phytopathology 101: S50-S50.</text:p>
        </text:list-item>
        <text:list-item>
          <text:p text:style-name="P31"><text:span text:style-name="T2">Fernando, B.R., &amp; DeSilva. U. (2011). Phage biome of the bovine rumen</text:span><text:span text:style-name="Emphasis"><text:span text:style-name="T2">.</text:span></text:span><text:span text:style-name="T2"> </text:span><text:span text:style-name="Emphasis"><text:span text:style-name="T2">Proceedings of the International Conference on the Status of Plant and Animal Genome Researc</text:span></text:span><text:span text:style-name="T2">h, San Diego, USA.</text:span></text:p>
        </text:list-item>
        <text:list-item>
          <text:p text:style-name="P31"><text:span text:style-name="T2">Francisco, C.A., Mermin, J., &amp; Schweig, J. (2011). Borel generators. </text:span><text:span text:style-name="Emphasis"><text:span text:style-name="T2">Journal of Algebra, 332</text:span></text:span><text:span text:style-name="T2">(1), 522-542. DOI: </text:span><text:a xlink:type="simple" xlink:href="http://www.sciencedirect.com/science/article/pii/S0021869310005375" office:target-frame-name="_blank" xlink:show="new" text:style-name="Internet_20_link" text:visited-style-name="Visited_20_Internet_20_Link"><text:span text:style-name="T2">10.1016/j.jalegbra.2010.09.042</text:span></text:a></text:p>
        </text:list-item>
        <text:list-item>
          <text:p text:style-name="P31"><text:span text:style-name="T2">Friedenberg, S., Zhu, L., Zhang, Z., Foels, W., Schweitzer, P., et al. (2011). Evaluation of a Fibrillin 2 Gene Haplotype Associated with Hip Dysplasia and Incipient Osteoarthritis in Dogs. </text:span><text:span text:style-name="Emphasis"><text:span text:style-name="T2">American Journal of Veterinary Research</text:span></text:span><text:span text:style-name="T2">, </text:span><text:span text:style-name="Emphasis"><text:span text:style-name="T2">72</text:span></text:span><text:span text:style-name="T2">(4), 530-540. DOI: </text:span><text:a xlink:type="simple" xlink:href="http://avmajournals.avma.org/doi/abs/10.2460/ajvr.72.4.530" office:target-frame-name="_blank" xlink:show="new" text:style-name="Internet_20_link" text:visited-style-name="Visited_20_Internet_20_Link"><text:span text:style-name="T2">10.2460/ajvr.72.4.530</text:span></text:a></text:p>
        </text:list-item>
        <text:list-item>
          <text:p text:style-name="P31"><text:span text:style-name="T2">Harris, A.J., &amp; Xiang Q-Y(Jenny). (2011). The Bayes–DIVA method and its application for testing biogeographic origins of inter-continental disjunct endemics. </text:span><text:span text:style-name="Emphasis"><text:span text:style-name="T2">International Botanical Congress</text:span></text:span><text:span text:style-name="T2">, Melbourne, Australia. Page 278.</text:span></text:p>
        </text:list-item>
        <text:list-item>
          <text:p text:style-name="P31"><text:span text:style-name="T2">Harris, A.J., &amp; Xiang Q-Y(Jenny). (2011). Handling phylogenetic and reconstruction uncertainty in historical biogeographic analysis — The Bayes-DIVA approach and its application for testing biogeographic origins of inter-continental disjunct endemics. </text:span><text:span text:style-name="Emphasis"><text:span text:style-name="T2">Journal of Systematics and Evolution Symposium</text:span></text:span><text:span text:style-name="T2">, Lhasa, Tibet, China.</text:span></text:p>
        </text:list-item>
        <text:list-item>
          <text:p text:style-name="P31"><text:span text:style-name="T2">Ku. H.*, &amp; Zhu, L. (2011). </text:span><text:span text:style-name="Emphasis"><text:span text:style-name="T2">Bayesian Regression Analysis of Quantitative Trait with Correlated Phenotypic Data</text:span></text:span><text:span text:style-name="T2">. JSM proceedings 2011</text:span></text:p>
        </text:list-item>
        <text:list-item>
          <text:p text:style-name="P31"><text:span text:style-name="T2">Ku, H.*, &amp; Zhu, L. (2011). </text:span><text:span text:style-name="Emphasis"><text:span text:style-name="T2">Bayesian regression analysis of quantitative trait with correlated phenotypic data</text:span></text:span><text:span text:style-name="T2">. In JSM Proceedings, Statistical Computing Section. Alexandria, VA:American Statistical Association, pp.4909-4920. 2011.</text:span></text:p>
        </text:list-item>
        <text:list-item>
          <text:p text:style-name="P31"><text:span text:style-name="T2">Link-Pérez, M.A., Watson, L.E., &amp; Hickey, R.J. (2011). Redefinition of Adiantopsis Fée (Pteridaceae): Systematics, diversification, and biogeography. </text:span><text:span text:style-name="Emphasis"><text:span text:style-name="T2">Taxon</text:span></text:span><text:span text:style-name="T2">, </text:span><text:span text:style-name="Emphasis"><text:span text:style-name="T2">60</text:span></text:span><text:span text:style-name="T2">(5), 1255-1268. (</text:span><text:a xlink:type="simple" xlink:href="https://www.jstor.org/stable/41317531?seq=1#page_scan_tab_contents" office:target-frame-name="_blank" xlink:show="new" text:style-name="Internet_20_link" text:visited-style-name="Visited_20_Internet_20_Link"><text:span text:style-name="T2">JSTOR link</text:span></text:a><text:span text:style-name="T2">)</text:span></text:p>
        </text:list-item>
        <text:list-item>
          <text:p text:style-name="P13">Stobbe, A.H., Daniels, J., Espindola, A., Schneider, W.L., Fletcher, J., et. al. (2011). Use of massively parallel sequencing as a diagnostic tool. Phytopathology, 101: S171-S172.</text:p>
        </text:list-item>
        <text:list-item>
          <text:p text:style-name="P31"><text:soft-page-break/><text:span text:style-name="T2">Struchtemeyer, C.G., Davis, J.P., &amp; Elshahed, M.S. (2011). Influence of the Drilling Mud Formultion Prcess on the Bacterial Communities in Thermogenic Natural Gas Wells of the Barnett Shale, </text:span><text:span text:style-name="Emphasis"><text:span text:style-name="T2">Applied and Environmental Microbiology</text:span></text:span><text:span text:style-name="T2">, </text:span><text:span text:style-name="Emphasis"><text:span text:style-name="T2">77</text:span></text:span><text:span text:style-name="T2">(14), 4744-53. (online 20 May 2011). DOI: </text:span><text:a xlink:type="simple" xlink:href="http://aem.asm.org/content/77/14/4744.full" office:target-frame-name="_blank" xlink:show="new" text:style-name="Internet_20_link" text:visited-style-name="Visited_20_Internet_20_Link"><text:span text:style-name="T2">10.1128/AEM.00223-11</text:span></text:a></text:p>
        </text:list-item>
        <text:list-item>
          <text:p text:style-name="P31"><text:span text:style-name="T2">Zhu, L., Feng, F., &amp; Bustamante, C. (2011). A Regression-based Approach for Estimating Recombination Rate from Population Genomic Data. </text:span><text:span text:style-name="Emphasis"><text:span text:style-name="T2">International conference on Bioinformatics &amp; Computational Biology, BIOCOMP 2011</text:span></text:span><text:span text:style-name="T2">, 1:215-221, 2011</text:span></text:p>
        </text:list-item>
      </text:list>
      <text:p text:style-name="Text_20_body"/>
      <text:p text:style-name="Text_20_body"/>
      <text:p text:style-name="P4">Presentations, dissertations &amp; theses</text:p>
      <text:list xml:id="list5359454370576523105" text:style-name="L13">
        <text:list-item>
          <text:p text:style-name="P14">Halpin, K.M. (2011). A chloroplast phylogeny of agavaceae subfamily chlorogaloideae with a focus on species relationships in hastingsia [master's thesis]. [Stillwater, OK]: Department of Botany, Oklahoma State University. Advisor: Mark Fishbein.</text:p>
        </text:list-item>
      </text:list>
      <text:p text:style-name="Text_20_body"/>
      <text:p text:style-name="Horizontal_20_Line"/>
      <text:p text:style-name="Text_20_body"/>
      <text:h text:style-name="P1" text:outline-level="3"><text:bookmark text:name="2010"/>2010</text:h>
      <text:list xml:id="list5706959890015468087" text:style-name="L14">
        <text:list-item>
          <text:p text:style-name="P15">Bukkapatnam, S.T.S., &amp; Cheng, C. (2010). Forecasting the evolution of nonlinear and nonstationary systems using recurrence-based local Gaussian process models. Physical Review E, 82(5):056206, 2010. </text:p>
        </text:list-item>
        <text:list-item>
          <text:p text:style-name="P15">Liggenstoffer A.S., Youssef, N.H., Couger, M.B.*, &amp; Elshahed, M.S.* (2010). Phylogenetic diversity and community structure of anaerobic fungi (Phylum Neacallymastigales) in ruminant and non-ruminant herbivores The ISME Journal (2010), 1-11</text:p>
        </text:list-item>
        <text:list-item>
          <text:p text:style-name="P15">Youssef, N.H., Couger, M.B.*, &amp; Elshahed, M.S.* (2010). Fine-scale bacterial beta diversity within a complex ecosystem (Zodletone spring, OK, USA): the role of the rare biosphere PLoS One. 2010 Aug 26;5(8):e12414.</text:p>
        </text:list-item>
      </text:list>
      <text:p text:style-name="Text_20_body"/>
      <text:p text:style-name="P4">Dissertations, theses &amp; posters</text:p>
      <text:list xml:id="list407697526299261313" text:style-name="L15">
        <text:list-item>
          <text:p text:style-name="P32"><text:span text:style-name="T2">Yunxing Li: </text:span><text:span text:style-name="Emphasis"><text:span text:style-name="T2">Mechanism of Internal Proton Transfer in Proteins.</text:span></text:span><text:span text:style-name="T2"> Master Thesis in Physics, Oklahoma State University. July 2010 (Advisor: Professor Aihua Xie)</text:span></text:p>
        </text:list-item>
        <text:list-item>
          <text:p text:style-name="P32"><text:span text:style-name="T2">Sharma, R.P. (2010). Global regularity or finite time singularity of the surface quasi-geostrophic equations [</text:span><text:a xlink:type="simple" xlink:href="https://shareok.org/bitstream/handle/11244/6831/Department%20of%20Mathematics_09.pdf?sequence=1&amp;isAllowed=y" office:target-frame-name="_blank" xlink:show="new" text:style-name="Internet_20_link" text:visited-style-name="Visited_20_Internet_20_Link"><text:span text:style-name="T2">dissertation</text:span></text:a><text:span text:style-name="T2">]. [Stillwater, OK]: Department of Mathematics, Oklahoma State University. Advisor: Jiahong Wu. </text:span></text:p>
        </text:list-item>
        <text:list-item>
          <text:p text:style-name="P32"><text:span text:style-name="T2">Monismith Jr., D.R. (2010). The Uses of the Slime Mold Lifecycle as a Model for Numerical Optimization [</text:span><text:a xlink:type="simple" xlink:href="https://shareok.org/bitstream/handle/11244/6493/Computer%20Science%20Department_11.pdf?sequence=1&amp;isAllowed=y" office:target-frame-name="_blank" xlink:show="new" text:style-name="Internet_20_link" text:visited-style-name="Visited_20_Internet_20_Link"><text:span text:style-name="T2">dissertation</text:span></text:a><text:span text:style-name="T2">]. [Stillwater, OK]: Department of Computer Science, Oklahoma State University. Advisor: Blayne Mayfield.</text:span></text:p>
        </text:list-item>
      </text:list>
      <text:p text:style-name="Horizontal_20_Line"/>
      <text:p text:style-name="Text_20_body"/>
      <text:h text:style-name="P1" text:outline-level="3"><text:bookmark text:name="2009"/>2009</text:h>
      <text:list xml:id="list5736016635249763879" text:style-name="L16">
        <text:list-item>
          <text:p text:style-name="P33"><text:span text:style-name="T2">Zhang, W., &amp; Guo, Y. (2009). First-principles of crystal structures of NO+NO</text:span><text:span text:style-name="T7">3</text:span><text:span text:style-name="T2">- under pressure. </text:span><text:span text:style-name="Emphasis"><text:span text:style-name="T2">Solid State Communications</text:span></text:span><text:span text:style-name="T2">, </text:span><text:span text:style-name="Emphasis"><text:span text:style-name="T2">149</text:span></text:span><text:span text:style-name="T2">(33-34), 1342-1346. DOI: </text:span><text:a xlink:type="simple" xlink:href="http://www.sciencedirect.com/science/article/pii/S0038109809003056" office:target-frame-name="_blank" xlink:show="new" text:style-name="Internet_20_link" text:visited-style-name="Visited_20_Internet_20_Link"><text:span text:style-name="T2">10.1016/j.ssc.2009.05.027</text:span></text:a><text:span text:style-name="T2"> </text:span></text:p>
        </text:list-item>
      </text:list>
      <text:p text:style-name="P4"><text:soft-page-break/>Dissertations &amp; theses</text:p>
      <text:list xml:id="list8773678162671343523" text:style-name="L17">
        <text:list-item>
          <text:p text:style-name="P16">Chen S.(2009). Detecting Quantitative Trait Loci for Canine Hip Dysplasia by The Bayesian MCMC Method [master's thesis]. [Stillwater, OK]: Department of Statistics, Oklahoma State University. Advisor: Lan Zhu. </text:p>
        </text:list-item>
        <text:list-item>
          <text:p text:style-name="P16">Zelnick L. (2009). An Evaluation of the SimWalk2 Method for Detecting Genotyping Error [master's thesis]. [Stillwater, OK]: Department of Statistics, Oklahoma State University. Advisor: Lan Zhu. </text:p>
        </text:list-item>
        <text:list-item>
          <text:p text:style-name="P16">Wang Z. (2009). Identify Family ID for Linkage Disequilibrium Analysis [master's thesis]. [Stillwater, OK]: Department of Statistics, Oklahoma State University. Advisor: Lan Zhu.  </text:p>
        </text:list-item>
      </text:list>
      <text:p text:style-name="Horizontal_20_Line"/>
      <text:p text:style-name="Text_20_body"><text:a xlink:type="simple" xlink:href="https://hpcc.okstate.edu/acknowledging" text:style-name="Internet_20_link" text:visited-style-name="Visited_20_Internet_20_Link"><text:span text:style-name="Strong_20_Emphasis"><text:span text:style-name="T2">How to acknowledge using HPCC resources in your paper or poster</text:span></text:span></text:a></text:p>
      <text:p text:style-name="P17">Do you not see your publication for which you used HPCC resources listed on this page?</text:p>
      <text:p text:style-name="P34"><text:a xlink:type="simple" xlink:href="mailto:hpcc@okstate.edu?subject=Report%20an%20HPCC%20publication" text:style-name="Internet_20_link" text:visited-style-name="Visited_20_Internet_20_Link"><text:span text:style-name="T6">Report a Publication</text:span></text:a></text:p>
      <text:p text:style-name="Horizontal_20_Line"/>
      <text:p text:style-name="P35"><text:span text:style-name="T12">NEED HELP?</text:span><text:span text:style-name="T13">  </text:span><text:a xlink:type="simple" xlink:href="mailto:hpcc@okstate.edu?subject=Website%20Inquiry" text:style-name="Internet_20_link" text:visited-style-name="Visited_20_Internet_20_Link"><text:span text:style-name="T14">hpcc@okstate.edu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Open Sans" svg:font-family="'Open Sans', Arial, sans-serif"/>
    <style:font-face style:name="arial" svg:font-family="arial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8:41:02.207069039</meta:creation-date>
    <dc:date>2017-10-23T08:44:11.304372525</dc:date>
    <meta:editing-duration>PT1M14S</meta:editing-duration>
    <meta:editing-cycles>1</meta:editing-cycles>
    <meta:document-statistic meta:table-count="0" meta:image-count="0" meta:object-count="0" meta:page-count="17" meta:paragraph-count="249" meta:word-count="7416" meta:character-count="55322" meta:non-whitespace-character-count="48300"/>
    <meta:generator>LibreOffice/5.1.6.2$Linux_X86_64 LibreOffice_project/10m0$Build-2</meta:generator>
  </office:meta>
</office:document-meta>
</file>